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0.6445in"/>
    </style:style>
    <style:style style:name="co3" style:family="table-column">
      <style:table-column-properties fo:break-before="auto" style:column-width="1.9346in"/>
    </style:style>
    <style:style style:name="co4" style:family="table-column">
      <style:table-column-properties fo:break-before="auto" style:column-width="1.948in"/>
    </style:style>
    <style:style style:name="co5" style:family="table-column">
      <style:table-column-properties fo:break-before="auto" style:column-width="4.0575in"/>
    </style:style>
    <style:style style:name="co6" style:family="table-column">
      <style:table-column-properties fo:break-before="auto" style:column-width="1.7193in"/>
    </style:style>
    <style:style style:name="co7" style:family="table-column">
      <style:table-column-properties fo:break-before="auto" style:column-width="1.0209in"/>
    </style:style>
    <style:style style:name="co8" style:family="table-column">
      <style:table-column-properties fo:break-before="auto" style:column-width="0.6846in"/>
    </style:style>
    <style:style style:name="co9" style:family="table-column">
      <style:table-column-properties fo:break-before="auto" style:column-width="1.4236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854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transparen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00">
      <style:table-cell-properties fo:background-color="#ffff00"/>
    </style:style>
    <style:style style:name="ce6" style:family="table-cell" style:parent-style-name="Default" style:data-style-name="N100">
      <style:text-properties style:font-name="Arial" style:font-name-asian="WenQuanYi Zen Hei" style:font-name-complex="Lohit Hindi"/>
    </style:style>
    <style:style style:name="ce7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100">
      <style:table-cell-properties style:text-align-source="fix" style:repeat-content="false" fo:background-color="transparent"/>
      <style:paragraph-properties fo:text-align="star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11" style:family="table-cell" style:parent-style-name="Default">
      <style:table-cell-properties fo:background-color="#ff9966"/>
    </style:style>
    <style:style style:name="ce12" style:family="table-cell" style:parent-style-name="Default">
      <style:table-cell-properties style:text-align-source="fix" style:repeat-content="false"/>
      <style:paragraph-properties fo:text-align="star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14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none" fo:border-right="none" fo:border-top="non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center"/>
    </style:style>
    <style:style style:name="ce17" style:family="table-cell" style:parent-style-name="Default" style:data-style-name="N100">
      <style:table-cell-properties fo:background-color="#00b8ff"/>
    </style:style>
    <style:style style:name="ce18" style:family="table-cell" style:parent-style-name="Default" style:data-style-name="N100">
      <style:table-cell-properties fo:background-color="#ff0000"/>
    </style:style>
    <style:style style:name="ce19" style:family="table-cell" style:parent-style-name="Default">
      <style:table-cell-properties fo:background-color="#00b8ff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ackground-color="#00b8ff" style:text-align-source="fix" style:repeat-content="false"/>
      <style:paragraph-properties fo:text-align="center"/>
    </style:style>
    <style:style style:name="ce24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25" style:family="table-cell" style:parent-style-name="Default" style:data-style-name="N100">
      <style:table-cell-properties fo:background-color="#ff9966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default-cell-style-name="Default"/>
        <table:table-column table:style-name="co10" table:default-cell-style-name="Default"/>
        <table:table-column table:style-name="co10" table:default-cell-style-name="ce13"/>
        <table:table-column table:style-name="co11" table:default-cell-style-name="Default"/>
        <table:table-column table:style-name="co10" table:default-cell-style-name="ce2"/>
        <table:table-column table:style-name="co10" table:number-columns-repeated="1010" table:default-cell-style-name="Default"/>
        <table:table-row table:style-name="ro1">
          <table:table-cell office:value-type="string">
            <text:p>The mapping out of cycle repeats in TTTA on the Dow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" office:value-type="string">
            <text:p>Chapter</text:p>
          </table:table-cell>
          <table:table-cell table:style-name="ce1" office:value-type="string">
            <text:p>Page</text:p>
          </table:table-cell>
          <table:table-cell table:style-name="ce1" office:value-type="string">
            <text:p>Date of previous repeat (date given in TTTA)</text:p>
          </table:table-cell>
          <table:table-cell table:style-name="ce1" office:value-type="string">
            <text:p>Date of current repeat (date given in TTTA).</text:p>
          </table:table-cell>
          <table:table-cell table:style-name="ce1" office:value-type="string">
            <text:p>Notes/Comment</text:p>
          </table:table-cell>
          <table:table-cell table:style-name="ce1" office:value-type="string">
            <text:p>Planet</text:p>
          </table:table-cell>
          <table:table-cell table:style-name="ce7" office:value-type="string">
            <text:p>Previous Pivot date:</text:p>
          </table:table-cell>
          <table:table-cell table:style-name="ce7" office:value-type="string">
            <text:p>Previous Pivot date degree</text:p>
          </table:table-cell>
          <table:table-cell table:style-name="ce14" office:value-type="string">
            <text:p>High or Low</text:p>
          </table:table-cell>
          <table:table-cell table:style-name="ce7" office:value-type="string">
            <text:p>Current Pivot date:</text:p>
          </table:table-cell>
          <table:table-cell table:style-name="ce7" office:value-type="string">
            <text:p>Current Pivot date degree</text:p>
          </table:table-cell>
          <table:table-cell table:style-name="ce14" office:value-type="string">
            <text:p>High or Low</text:p>
          </table:table-cell>
          <table:table-cell/>
          <table:table-cell office:value-type="string">
            <text:p>Differences:</text:p>
          </table:table-cell>
          <table:table-cell table:number-columns-repeated="2"/>
          <table:table-cell office:value-type="string">
            <text:p>Lookback period: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>
            <text:p>64-65</text:p>
          </table:table-cell>
          <table:table-cell table:style-name="ce2" office:value-type="string">
            <text:p>Fall 1919, October, November 1919.</text:p>
          </table:table-cell>
          <table:table-cell table:style-name="ce2" table:number-columns-repeated="2"/>
          <table:table-cell/>
          <table:table-cell table:style-name="ce8" table:number-columns-repeated="2"/>
          <table:table-cell table:style-name="ce15"/>
          <table:table-cell table:style-name="ce8" table:number-columns-repeated="2"/>
          <table:table-cell table:style-name="ce15"/>
          <table:table-cell table:number-columns-repeated="1012"/>
        </table:table-row>
        <table:table-row table:style-name="ro1">
          <table:table-cell table:style-name="ce2"/>
          <table:table-cell table:number-columns-repeated="2"/>
          <table:table-cell table:style-name="ce2" table:number-columns-repeated="2"/>
          <table:table-cell/>
          <table:table-cell table:style-name="ce8" table:number-columns-repeated="2"/>
          <table:table-cell table:style-name="ce15"/>
          <table:table-cell table:style-name="ce17" office:value-type="string">
            <text:p>1926-08-14 12:00</text:p>
          </table:table-cell>
          <table:table-cell table:style-name="ce19" office:value-type="float" office:value="141.136">
            <text:p>141.136</text:p>
          </table:table-cell>
          <table:table-cell table:style-name="ce23" office:value-type="string">
            <text:p>H</text:p>
          </table:table-cell>
          <table:table-cell office:value-type="string">
            <text:p>[Last major high.]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4" table:number-columns-repeated="2"/>
          <table:table-cell table:style-name="ce3" table:number-columns-repeated="2"/>
          <table:table-cell table:style-name="ce4"/>
          <table:table-cell table:style-name="ce9" table:number-columns-repeated="2"/>
          <table:table-cell table:style-name="ce15"/>
          <table:table-cell table:style-name="ce3"/>
          <table:table-cell table:style-name="ce4"/>
          <table:table-cell table:style-name="ce15"/>
          <table:table-cell table:style-name="ce4"/>
          <table:table-cell table:style-name="ce3"/>
          <table:table-cell table:style-name="ce4" table:number-columns-repeated="1010"/>
        </table:table-row>
        <table:table-row table:style-name="ro1">
          <table:table-cell table:style-name="ce2"/>
          <table:table-cell office:value-type="string">
            <text:p>75,77</text:p>
          </table:table-cell>
          <table:table-cell office:value-type="string">
            <text:p>New York American.</text:p>
          </table:table-cell>
          <table:table-cell table:style-name="ce2" table:number-columns-repeated="2"/>
          <table:table-cell office:value-type="string">
            <text:p>G.Sun</text:p>
          </table:table-cell>
          <table:table-cell table:style-name="ce2" office:value-type="string">
            <text:p>1921-08-24 12:00</text:p>
          </table:table-cell>
          <table:table-cell office:value-type="float" office:value="150.959999999999">
            <text:p>150.96</text:p>
          </table:table-cell>
          <table:table-cell table:style-name="ce15" office:value-type="string">
            <text:p>L</text:p>
          </table:table-cell>
          <table:table-cell table:style-name="ce2" office:value-type="string">
            <text:p>1926-08-25 12:00</text:p>
          </table:table-cell>
          <table:table-cell office:value-type="float" office:value="151.724">
            <text:p>151.724</text:p>
          </table:table-cell>
          <table:table-cell table:style-name="ce15" office:value-type="string">
            <text:p>L</text:p>
          </table:table-cell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>
            <text:p>85</text:p>
          </table:table-cell>
          <table:table-cell table:style-name="ce2" office:value-type="string">
            <text:p>5000-year cycle, Enoch.</text:p>
          </table:table-cell>
          <table:table-cell table:style-name="ce2" table:number-columns-repeated="2"/>
          <table:table-cell/>
          <table:table-cell table:style-name="ce2" office:value-type="string">
            <text:p>1921-09-10 12:00</text:p>
          </table:table-cell>
          <table:table-cell office:value-type="float" office:value="167.429">
            <text:p>167.429</text:p>
          </table:table-cell>
          <table:table-cell table:style-name="ce15" office:value-type="string">
            <text:p>H</text:p>
          </table:table-cell>
          <table:table-cell table:style-name="ce2" office:value-type="string">
            <text:p>1926-09-07 12:00</text:p>
          </table:table-cell>
          <table:table-cell office:value-type="float" office:value="164.307000000001">
            <text:p>164.307</text:p>
          </table:table-cell>
          <table:table-cell table:style-name="ce15" office:value-type="string">
            <text:p>H</text:p>
          </table:table-cell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/>
          <table:table-cell table:style-name="ce2" office:value-type="string">
            <text:p>1921-09-20 12:00</text:p>
          </table:table-cell>
          <table:table-cell office:value-type="float" office:value="177.179">
            <text:p>177.179</text:p>
          </table:table-cell>
          <table:table-cell table:style-name="ce15" office:value-type="string">
            <text:p>L</text:p>
          </table:table-cell>
          <table:table-cell table:style-name="ce2" office:value-type="string">
            <text:p>1926-09-20 12:00</text:p>
          </table:table-cell>
          <table:table-cell office:value-type="float" office:value="176.972">
            <text:p>176.972</text:p>
          </table:table-cell>
          <table:table-cell table:style-name="ce15" office:value-type="string">
            <text:p>L</text:p>
          </table:table-cell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/>
          <table:table-cell table:style-name="ce2" office:value-type="string">
            <text:p>1921-10-01 12:00</text:p>
          </table:table-cell>
          <table:table-cell office:value-type="float" office:value="187.971">
            <text:p>187.971</text:p>
          </table:table-cell>
          <table:table-cell table:style-name="ce15" office:value-type="string">
            <text:p>H</text:p>
          </table:table-cell>
          <table:table-cell table:style-name="ce2" office:value-type="string">
            <text:p>1926-10-01 12:00</text:p>
          </table:table-cell>
          <table:table-cell office:value-type="float" office:value="187.757">
            <text:p>187.757</text:p>
          </table:table-cell>
          <table:table-cell table:style-name="ce15" office:value-type="string">
            <text:p>H</text:p>
          </table:table-cell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/>
          <table:table-cell table:style-name="ce2" office:value-type="string">
            <text:p>1921-10-17 12:00</text:p>
          </table:table-cell>
          <table:table-cell office:value-type="float" office:value="203.788">
            <text:p>203.788</text:p>
          </table:table-cell>
          <table:table-cell table:style-name="ce15" office:value-type="string">
            <text:p>L</text:p>
          </table:table-cell>
          <table:table-cell table:style-name="ce2" office:value-type="string">
            <text:p>1926-10-19 12:00</text:p>
          </table:table-cell>
          <table:table-cell office:value-type="float" office:value="205.558000000001">
            <text:p>205.558</text:p>
          </table:table-cell>
          <table:table-cell table:style-name="ce15" office:value-type="string">
            <text:p>L</text:p>
          </table:table-cell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/>
          <table:table-cell table:style-name="ce2" office:value-type="string">
            <text:p>1921-12-15 12:00</text:p>
          </table:table-cell>
          <table:table-cell office:value-type="float" office:value="263.214">
            <text:p>263.214</text:p>
          </table:table-cell>
          <table:table-cell table:style-name="ce15" office:value-type="string">
            <text:p>H</text:p>
          </table:table-cell>
          <table:table-cell table:style-name="ce2" office:value-type="string">
            <text:p>1926-12-18 12:00</text:p>
          </table:table-cell>
          <table:table-cell office:value-type="float" office:value="266.037">
            <text:p>266.037</text:p>
          </table:table-cell>
          <table:table-cell table:style-name="ce15" office:value-type="string">
            <text:p>H</text:p>
          </table:table-cell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/>
          <table:table-cell table:style-name="ce2" office:value-type="string">
            <text:p>1921-12-22 12:00</text:p>
          </table:table-cell>
          <table:table-cell office:value-type="float" office:value="270.34">
            <text:p>270.34</text:p>
          </table:table-cell>
          <table:table-cell table:style-name="ce15" office:value-type="string">
            <text:p>L</text:p>
          </table:table-cell>
          <table:table-cell table:style-name="ce2"/>
          <table:table-cell/>
          <table:table-cell table:style-name="ce15"/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/>
          <table:table-cell table:style-name="ce2" office:value-type="string">
            <text:p>1921-12-31 12:00</text:p>
          </table:table-cell>
          <table:table-cell office:value-type="float" office:value="279.513999999999">
            <text:p>279.514</text:p>
          </table:table-cell>
          <table:table-cell table:style-name="ce15" office:value-type="string">
            <text:p>H</text:p>
          </table:table-cell>
          <table:table-cell table:style-name="ce2"/>
          <table:table-cell/>
          <table:table-cell table:style-name="ce15"/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/>
          <table:table-cell table:number-columns-repeated="2"/>
          <table:table-cell table:style-name="ce2" table:number-columns-repeated="2"/>
          <table:table-cell/>
          <table:table-cell table:style-name="ce8" table:number-columns-repeated="2"/>
          <table:table-cell table:style-name="ce15"/>
          <table:table-cell table:style-name="ce2" office:value-type="string">
            <text:p>1927-01-06 12:00</text:p>
          </table:table-cell>
          <table:table-cell office:value-type="float" office:value="285.398999999999">
            <text:p>285.399</text:p>
          </table:table-cell>
          <table:table-cell table:style-name="ce15" office:value-type="string">
            <text:p>L</text:p>
          </table:table-cell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/>
          <table:table-cell table:style-name="ce2" office:value-type="string">
            <text:p>1922-01-10 12:00</text:p>
          </table:table-cell>
          <table:table-cell office:value-type="float" office:value="289.706">
            <text:p>289.706</text:p>
          </table:table-cell>
          <table:table-cell table:style-name="ce15" office:value-type="string">
            <text:p>L</text:p>
          </table:table-cell>
          <table:table-cell table:style-name="ce2" office:value-type="string">
            <text:p>1927-01-10 12:00</text:p>
          </table:table-cell>
          <table:table-cell office:value-type="float" office:value="289.476000000001">
            <text:p>289.476</text:p>
          </table:table-cell>
          <table:table-cell table:style-name="ce15" office:value-type="string">
            <text:p>H</text:p>
          </table:table-cell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/>
          <table:table-cell table:style-name="ce2" office:value-type="string">
            <text:p>1922-01-20 12:00</text:p>
          </table:table-cell>
          <table:table-cell office:value-type="float" office:value="299.886999999999">
            <text:p>299.887</text:p>
          </table:table-cell>
          <table:table-cell table:style-name="ce15" office:value-type="string">
            <text:p>H</text:p>
          </table:table-cell>
          <table:table-cell table:style-name="ce2"/>
          <table:table-cell/>
          <table:table-cell table:style-name="ce15"/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/>
          <table:table-cell table:style-name="ce2" office:value-type="string">
            <text:p>1922-01-31 12:00</text:p>
          </table:table-cell>
          <table:table-cell office:value-type="float" office:value="311.07">
            <text:p>311.07</text:p>
          </table:table-cell>
          <table:table-cell table:style-name="ce15" office:value-type="string">
            <text:p>L</text:p>
          </table:table-cell>
          <table:table-cell table:number-columns-repeated="2"/>
          <table:table-cell table:style-name="Default"/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/>
          <table:table-cell table:style-name="ce8" table:number-columns-repeated="2"/>
          <table:table-cell table:style-name="ce15"/>
          <table:table-cell table:style-name="ce2" office:value-type="string">
            <text:p>1927-01-25 12:00</text:p>
          </table:table-cell>
          <table:table-cell office:value-type="float" office:value="304.743">
            <text:p>304.743</text:p>
          </table:table-cell>
          <table:table-cell table:style-name="ce15" office:value-type="string">
            <text:p>L</text:p>
          </table:table-cell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/>
          <table:table-cell table:style-name="ce2" office:value-type="string">
            <text:p>1922-02-21 12:00</text:p>
          </table:table-cell>
          <table:table-cell office:value-type="float" office:value="332.304">
            <text:p>332.304</text:p>
          </table:table-cell>
          <table:table-cell table:style-name="ce15" office:value-type="string">
            <text:p>H</text:p>
          </table:table-cell>
          <table:table-cell table:style-name="ce2"/>
          <table:table-cell/>
          <table:table-cell table:style-name="ce15"/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/>
          <table:table-cell table:style-name="ce2" office:value-type="string">
            <text:p>1922-02-25 12:00</text:p>
          </table:table-cell>
          <table:table-cell office:value-type="float" office:value="336.329">
            <text:p>336.329</text:p>
          </table:table-cell>
          <table:table-cell table:style-name="ce15" office:value-type="string">
            <text:p>L</text:p>
          </table:table-cell>
          <table:table-cell table:style-name="ce2" office:value-type="string">
            <text:p>1927-02-28 12:00</text:p>
          </table:table-cell>
          <table:table-cell office:value-type="float" office:value="339.120999999999">
            <text:p>339.121</text:p>
          </table:table-cell>
          <table:table-cell table:style-name="ce15" office:value-type="string">
            <text:p>H</text:p>
          </table:table-cell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/>
          <table:table-cell table:style-name="ce8" table:number-columns-repeated="2"/>
          <table:table-cell table:style-name="ce15"/>
          <table:table-cell table:style-name="ce2" office:value-type="string">
            <text:p>1927-03-07 12:00</text:p>
          </table:table-cell>
          <table:table-cell office:value-type="float" office:value="346.138999999999">
            <text:p>346.139</text:p>
          </table:table-cell>
          <table:table-cell table:style-name="ce15" office:value-type="string">
            <text:p>L</text:p>
          </table:table-cell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/>
          <table:table-cell table:style-name="ce2" office:value-type="string">
            <text:p>1922-03-18 12:00</text:p>
          </table:table-cell>
          <table:table-cell office:value-type="float" office:value="357.323">
            <text:p>357.323</text:p>
          </table:table-cell>
          <table:table-cell table:style-name="ce15" office:value-type="string">
            <text:p>H</text:p>
          </table:table-cell>
          <table:table-cell table:style-name="ce2" office:value-type="string">
            <text:p>1927-03-17 12:00</text:p>
          </table:table-cell>
          <table:table-cell office:value-type="float" office:value="356.115">
            <text:p>356.115</text:p>
          </table:table-cell>
          <table:table-cell table:style-name="ce15" office:value-type="string">
            <text:p>H</text:p>
          </table:table-cell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/>
          <table:table-cell table:style-name="ce2" office:value-type="string">
            <text:p>1922-03-27 12:00</text:p>
          </table:table-cell>
          <table:table-cell office:value-type="float" office:value="6.2489999999998">
            <text:p>6.249</text:p>
          </table:table-cell>
          <table:table-cell table:style-name="ce15" office:value-type="string">
            <text:p>L</text:p>
          </table:table-cell>
          <table:table-cell table:style-name="ce2" office:value-type="string">
            <text:p>1927-03-22 12:00</text:p>
          </table:table-cell>
          <table:table-cell office:value-type="float" office:value="1.08100000000013">
            <text:p>1.081</text:p>
          </table:table-cell>
          <table:table-cell table:style-name="ce15" office:value-type="string">
            <text:p>L</text:p>
          </table:table-cell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/>
          <table:table-cell table:style-name="ce2" office:value-type="string">
            <text:p>1922-04-22 12:00</text:p>
          </table:table-cell>
          <table:table-cell office:value-type="float" office:value="31.7739999999994">
            <text:p>31.774</text:p>
          </table:table-cell>
          <table:table-cell table:style-name="ce15" office:value-type="string">
            <text:p>H</text:p>
          </table:table-cell>
          <table:table-cell table:style-name="ce3" office:value-type="string">
            <text:p>1927-04-22 12:00</text:p>
          </table:table-cell>
          <table:table-cell table:style-name="ce4" office:value-type="float" office:value="31.5689999999995">
            <text:p>31.569</text:p>
          </table:table-cell>
          <table:table-cell table:style-name="ce15" office:value-type="string">
            <text:p>H</text:p>
          </table:table-cell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/>
          <table:table-cell table:style-name="ce2" office:value-type="string">
            <text:p>1922-04-27 12:00</text:p>
          </table:table-cell>
          <table:table-cell office:value-type="float" office:value="36.643">
            <text:p>36.643</text:p>
          </table:table-cell>
          <table:table-cell table:style-name="ce15" office:value-type="string">
            <text:p>L</text:p>
          </table:table-cell>
          <table:table-cell table:style-name="ce3" office:value-type="string">
            <text:p>1927-04-28 12:00</text:p>
          </table:table-cell>
          <table:table-cell table:style-name="ce4" office:value-type="float" office:value="37.4099999999999">
            <text:p>37.41</text:p>
          </table:table-cell>
          <table:table-cell table:style-name="ce15" office:value-type="string">
            <text:p>L</text:p>
          </table:table-cell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/>
          <table:table-cell table:style-name="ce2" office:value-type="string">
            <text:p>1922-05-03 12:00</text:p>
          </table:table-cell>
          <table:table-cell office:value-type="float" office:value="42.4680000000008">
            <text:p>42.468</text:p>
          </table:table-cell>
          <table:table-cell table:style-name="ce15" office:value-type="string">
            <text:p>H</text:p>
          </table:table-cell>
          <table:table-cell table:style-name="ce2" office:value-type="string">
            <text:p>1927-05-04 12:00</text:p>
          </table:table-cell>
          <table:table-cell office:value-type="float" office:value="43.2340000000004">
            <text:p>43.234</text:p>
          </table:table-cell>
          <table:table-cell table:style-name="ce15"/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/>
          <table:table-cell table:style-name="ce2"/>
          <table:table-cell/>
          <table:table-cell table:style-name="ce15"/>
          <table:table-cell table:style-name="ce2"/>
          <table:table-cell/>
          <table:table-cell table:style-name="ce15"/>
          <table:table-cell table:number-columns-repeated="1012"/>
        </table:table-row>
        <table:table-row table:style-name="ro1">
          <table:table-cell table:style-name="ce2" table:number-columns-repeated="5"/>
          <table:table-cell/>
          <table:table-cell table:style-name="ce2" office:value-type="string">
            <text:p>1922-05-11 12:00</text:p>
          </table:table-cell>
          <table:table-cell office:value-type="float" office:value="50.2049999999999">
            <text:p>50.205</text:p>
          </table:table-cell>
          <table:table-cell table:style-name="ce15" office:value-type="string">
            <text:p>L</text:p>
          </table:table-cell>
          <table:table-cell table:style-name="ce2" office:value-type="string">
            <text:p>1927-05-16 12:00</text:p>
          </table:table-cell>
          <table:table-cell office:value-type="float" office:value="54.8279999999995">
            <text:p>54.828</text:p>
          </table:table-cell>
          <table:table-cell table:style-name="ce15"/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/>
          <table:table-cell table:style-name="ce2" office:value-type="string">
            <text:p>1922-05-29 12:00</text:p>
          </table:table-cell>
          <table:table-cell office:value-type="float" office:value="67.5230000000011">
            <text:p>67.523</text:p>
          </table:table-cell>
          <table:table-cell table:style-name="ce15" office:value-type="string">
            <text:p>H</text:p>
          </table:table-cell>
          <table:table-cell table:style-name="ce2" office:value-type="string">
            <text:p>1927-05-31 12:00</text:p>
          </table:table-cell>
          <table:table-cell office:value-type="float" office:value="69.2420000000002">
            <text:p>69.242</text:p>
          </table:table-cell>
          <table:table-cell table:style-name="ce15" office:value-type="string">
            <text:p>H</text:p>
          </table:table-cell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4"/>
          <table:table-cell table:style-name="ce5" office:value-type="string">
            <text:p>These turns in 1927, I haven't been able to find exactly where they map up to.</text:p>
          </table:table-cell>
          <table:table-cell/>
          <table:table-cell table:style-name="ce2" office:value-type="string">
            <text:p>1922-06-12 12:00</text:p>
          </table:table-cell>
          <table:table-cell office:value-type="float" office:value="80.9189999999999">
            <text:p>80.919</text:p>
          </table:table-cell>
          <table:table-cell table:style-name="ce15" office:value-type="string">
            <text:p>L</text:p>
          </table:table-cell>
          <table:table-cell table:number-columns-repeated="2"/>
          <table:table-cell table:style-name="Default"/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4"/>
          <table:table-cell table:style-name="ce5" office:value-type="string">
            <text:p>These turns in 1927, I haven't been able to find exactly where they map up to.</text:p>
          </table:table-cell>
          <table:table-cell/>
          <table:table-cell table:style-name="ce8" table:number-columns-repeated="2"/>
          <table:table-cell table:style-name="ce15"/>
          <table:table-cell table:style-name="ce2" office:value-type="string">
            <text:p>1927-06-27 12:00</text:p>
          </table:table-cell>
          <table:table-cell office:value-type="float" office:value="95.0390000000007">
            <text:p>95.039</text:p>
          </table:table-cell>
          <table:table-cell table:style-name="ce15" office:value-type="string">
            <text:p>L</text:p>
          </table:table-cell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4"/>
          <table:table-cell table:style-name="ce5" office:value-type="string">
            <text:p>These turns in 1927, I haven't been able to find exactly where they map up to.</text:p>
          </table:table-cell>
          <table:table-cell/>
          <table:table-cell table:style-name="ce8" table:number-columns-repeated="2"/>
          <table:table-cell table:style-name="ce15"/>
          <table:table-cell table:style-name="ce2" office:value-type="string">
            <text:p>1927-08-02 12:00</text:p>
          </table:table-cell>
          <table:table-cell office:value-type="float" office:value="129.398000000001">
            <text:p>129.398</text:p>
          </table:table-cell>
          <table:table-cell table:style-name="ce15" office:value-type="string">
            <text:p>H</text:p>
          </table:table-cell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4"/>
          <table:table-cell table:style-name="ce5" office:value-type="string">
            <text:p>These turns in 1927, I haven't been able to find exactly where they map up to.</text:p>
          </table:table-cell>
          <table:table-cell/>
          <table:table-cell table:style-name="ce8" table:number-columns-repeated="2"/>
          <table:table-cell table:style-name="ce15"/>
          <table:table-cell table:style-name="ce2" office:value-type="string">
            <text:p>1927-08-12 12:00</text:p>
          </table:table-cell>
          <table:table-cell office:value-type="float" office:value="138.98">
            <text:p>138.98</text:p>
          </table:table-cell>
          <table:table-cell table:style-name="ce15" office:value-type="string">
            <text:p>L</text:p>
          </table:table-cell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4"/>
          <table:table-cell table:style-name="ce5" office:value-type="string">
            <text:p>These turns in 1927, I haven't been able to find exactly where they map up to.</text:p>
          </table:table-cell>
          <table:table-cell/>
          <table:table-cell table:style-name="ce8" table:number-columns-repeated="2"/>
          <table:table-cell table:style-name="ce15"/>
          <table:table-cell table:style-name="ce2" office:value-type="string">
            <text:p>1927-09-15 12:00</text:p>
          </table:table-cell>
          <table:table-cell office:value-type="float" office:value="171.851000000001">
            <text:p>171.851</text:p>
          </table:table-cell>
          <table:table-cell table:style-name="ce15" office:value-type="string">
            <text:p>H</text:p>
          </table:table-cell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4"/>
          <table:table-cell table:style-name="ce5" office:value-type="string">
            <text:p>These turns in 1927, I haven't been able to find exactly where they map up to.</text:p>
          </table:table-cell>
          <table:table-cell/>
          <table:table-cell table:style-name="ce8" table:number-columns-repeated="2"/>
          <table:table-cell table:style-name="ce15"/>
          <table:table-cell table:style-name="ce2" office:value-type="string">
            <text:p>1927-09-28 12:00</text:p>
          </table:table-cell>
          <table:table-cell office:value-type="float" office:value="184.572">
            <text:p>184.572</text:p>
          </table:table-cell>
          <table:table-cell table:style-name="ce15" office:value-type="string">
            <text:p>L</text:p>
          </table:table-cell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4"/>
          <table:table-cell table:style-name="ce5" office:value-type="string">
            <text:p>These turns in 1927, I haven't been able to find exactly where they map up to.</text:p>
          </table:table-cell>
          <table:table-cell/>
          <table:table-cell table:style-name="ce8" table:number-columns-repeated="2"/>
          <table:table-cell table:style-name="ce15"/>
          <table:table-cell table:style-name="ce2" office:value-type="string">
            <text:p>1927-10-03 12:00</text:p>
          </table:table-cell>
          <table:table-cell office:value-type="float" office:value="189.489">
            <text:p>189.489</text:p>
          </table:table-cell>
          <table:table-cell table:style-name="ce15" office:value-type="string">
            <text:p>H</text:p>
          </table:table-cell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4"/>
          <table:table-cell table:style-name="ce5" office:value-type="string">
            <text:p>These turns in 1927, I haven't been able to find exactly where they map up to.</text:p>
          </table:table-cell>
          <table:table-cell/>
          <table:table-cell table:style-name="ce8" table:number-columns-repeated="2"/>
          <table:table-cell table:style-name="ce15"/>
          <table:table-cell table:style-name="ce2" office:value-type="string">
            <text:p>1927-10-22 12:00</text:p>
          </table:table-cell>
          <table:table-cell office:value-type="float" office:value="208.298999999999">
            <text:p>208.299</text:p>
          </table:table-cell>
          <table:table-cell table:style-name="ce15" office:value-type="string">
            <text:p>L</text:p>
          </table:table-cell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4"/>
          <table:table-cell table:style-name="ce5" office:value-type="string">
            <text:p>These turns in 1927, I haven't been able to find exactly where they map up to.</text:p>
          </table:table-cell>
          <table:table-cell/>
          <table:table-cell table:style-name="ce8" table:number-columns-repeated="2"/>
          <table:table-cell table:style-name="ce15"/>
          <table:table-cell table:style-name="ce2" office:value-type="string">
            <text:p>1927-11-30 12:00</text:p>
          </table:table-cell>
          <table:table-cell office:value-type="float" office:value="247.505999999999">
            <text:p>247.506</text:p>
          </table:table-cell>
          <table:table-cell table:style-name="ce15" office:value-type="string">
            <text:p>H</text:p>
          </table:table-cell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4"/>
          <table:table-cell table:style-name="ce5" office:value-type="string">
            <text:p>These turns in 1927, I haven't been able to find exactly where they map up to.</text:p>
          </table:table-cell>
          <table:table-cell/>
          <table:table-cell table:style-name="ce8" table:number-columns-repeated="2"/>
          <table:table-cell table:style-name="ce15"/>
          <table:table-cell table:style-name="ce2" office:value-type="string">
            <text:p>1927-12-08 12:00</text:p>
          </table:table-cell>
          <table:table-cell office:value-type="float" office:value="255.621999999999">
            <text:p>255.622</text:p>
          </table:table-cell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5" office:value-type="string">
            <text:p>These turns in 1927, I haven't been able to find exactly where they map up to.</text:p>
          </table:table-cell>
          <table:table-cell/>
          <table:table-cell table:style-name="ce8" table:number-columns-repeated="2"/>
          <table:table-cell table:style-name="ce15"/>
          <table:table-cell table:style-name="ce2" office:value-type="string">
            <text:p>1928-01-03 12:00</text:p>
          </table:table-cell>
          <table:table-cell office:value-type="float" office:value="282.097">
            <text:p>282.097</text:p>
          </table:table-cell>
          <table:table-cell table:style-name="ce15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5" office:value-type="string">
            <text:p>These turns in 1927, I haven't been able to find exactly where they map up to.</text:p>
          </table:table-cell>
          <table:table-cell/>
          <table:table-cell table:style-name="ce8" table:number-columns-repeated="2"/>
          <table:table-cell table:style-name="ce15"/>
          <table:table-cell table:style-name="ce2"/>
          <table:table-cell/>
          <table:table-cell table:style-name="ce15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5" office:value-type="string">
            <text:p>These turns in 1927, I haven't been able to find exactly where they map up to.</text:p>
          </table:table-cell>
          <table:table-cell/>
          <table:table-cell table:style-name="ce8" table:number-columns-repeated="2"/>
          <table:table-cell table:style-name="ce15"/>
          <table:table-cell table:style-name="ce2"/>
          <table:table-cell/>
          <table:table-cell table:style-name="ce15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5" office:value-type="string">
            <text:p>These turns in 1927, I haven't been able to find exactly where they map up to.</text:p>
          </table:table-cell>
          <table:table-cell/>
          <table:table-cell table:style-name="ce2" office:value-type="string">
            <text:p>1918-05-15 12:00</text:p>
          </table:table-cell>
          <table:table-cell office:value-type="float" office:value="54.0390000000007">
            <text:p>54.039</text:p>
          </table:table-cell>
          <table:table-cell table:style-name="ce15" office:value-type="string">
            <text:p>H</text:p>
          </table:table-cell>
          <table:table-cell table:style-name="ce2" office:value-type="string">
            <text:p>1927-05-16 12:00</text:p>
          </table:table-cell>
          <table:table-cell office:value-type="float" office:value="54.8279999999995">
            <text:p>54.828</text:p>
          </table:table-cell>
          <table:table-cell table:style-name="ce15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5" office:value-type="string">
            <text:p>These turns in 1927, I haven't been able to find exactly where they map up to.</text:p>
          </table:table-cell>
          <table:table-cell/>
          <table:table-cell table:style-name="ce2" office:value-type="string">
            <text:p>1918-06-01 12:00</text:p>
          </table:table-cell>
          <table:table-cell office:value-type="float" office:value="70.369999999999">
            <text:p>70.37</text:p>
          </table:table-cell>
          <table:table-cell table:style-name="ce15" office:value-type="string">
            <text:p>L</text:p>
          </table:table-cell>
          <table:table-cell table:style-name="ce2" office:value-type="string">
            <text:p>1927-05-31 12:00</text:p>
          </table:table-cell>
          <table:table-cell office:value-type="float" office:value="69.2420000000002">
            <text:p>69.242</text:p>
          </table:table-cell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5" office:value-type="string">
            <text:p>These turns in 1927, I haven't been able to find exactly where they map up to.</text:p>
          </table:table-cell>
          <table:table-cell/>
          <table:table-cell table:style-name="ce2" office:value-type="string">
            <text:p>1918-06-26 12:00</text:p>
          </table:table-cell>
          <table:table-cell office:value-type="float" office:value="94.2569999999996">
            <text:p>94.257</text:p>
          </table:table-cell>
          <table:table-cell table:style-name="ce15" office:value-type="string">
            <text:p>lower H</text:p>
          </table:table-cell>
          <table:table-cell table:style-name="ce2" office:value-type="string">
            <text:p>1927-06-27 12:00</text:p>
          </table:table-cell>
          <table:table-cell office:value-type="float" office:value="95.0390000000007">
            <text:p>95.039</text:p>
          </table:table-cell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5" office:value-type="string">
            <text:p>These turns in 1927, I haven't been able to find exactly where they map up to.</text:p>
          </table:table-cell>
          <table:table-cell/>
          <table:table-cell table:style-name="ce2" office:value-type="string">
            <text:p>1918-07-06 12:00</text:p>
          </table:table-cell>
          <table:table-cell office:value-type="float" office:value="103.791999999999">
            <text:p>103.792</text:p>
          </table:table-cell>
          <table:table-cell table:style-name="ce15" office:value-type="string">
            <text:p>H</text:p>
          </table:table-cell>
          <table:table-cell table:style-name="ce2"/>
          <table:table-cell/>
          <table:table-cell table:style-name="ce15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5" office:value-type="string">
            <text:p>These turns in 1927, I haven't been able to find exactly where they map up to.</text:p>
          </table:table-cell>
          <table:table-cell/>
          <table:table-cell table:style-name="ce2" office:value-type="string">
            <text:p>1918-07-15 12:00</text:p>
          </table:table-cell>
          <table:table-cell office:value-type="float" office:value="112.377">
            <text:p>112.377</text:p>
          </table:table-cell>
          <table:table-cell table:style-name="ce15" office:value-type="string">
            <text:p>Small L</text:p>
          </table:table-cell>
          <table:table-cell table:style-name="ce2"/>
          <table:table-cell/>
          <table:table-cell table:style-name="ce15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5" office:value-type="string">
            <text:p>These turns in 1927, I haven't been able to find exactly where they map up to.</text:p>
          </table:table-cell>
          <table:table-cell/>
          <table:table-cell table:style-name="ce2" office:value-type="string">
            <text:p>1918-07-18 12:00</text:p>
          </table:table-cell>
          <table:table-cell office:value-type="float" office:value="115.239">
            <text:p>115.239</text:p>
          </table:table-cell>
          <table:table-cell table:style-name="ce15" office:value-type="string">
            <text:p>Small H</text:p>
          </table:table-cell>
          <table:table-cell table:style-name="ce2"/>
          <table:table-cell/>
          <table:table-cell table:style-name="ce15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5" office:value-type="string">
            <text:p>These turns in 1927, I haven't been able to find exactly where they map up to.</text:p>
          </table:table-cell>
          <table:table-cell/>
          <table:table-cell table:style-name="ce2" office:value-type="string">
            <text:p>1918-07-23 12:00</text:p>
          </table:table-cell>
          <table:table-cell office:value-type="float" office:value="120.011">
            <text:p>120.011</text:p>
          </table:table-cell>
          <table:table-cell table:style-name="ce15" office:value-type="string">
            <text:p>L</text:p>
          </table:table-cell>
          <table:table-cell table:style-name="ce2"/>
          <table:table-cell/>
          <table:table-cell table:style-name="ce15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5" office:value-type="string">
            <text:p>These turns in 1927, I haven't been able to find exactly where they map up to.</text:p>
          </table:table-cell>
          <table:table-cell table:number-columns-repeated="3"/>
          <table:table-cell table:style-name="ce15"/>
          <table:table-cell table:style-name="ce2" office:value-type="string">
            <text:p>1927-08-02 12:00</text:p>
          </table:table-cell>
          <table:table-cell office:value-type="float" office:value="129.398000000001">
            <text:p>129.398</text:p>
          </table:table-cell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5" office:value-type="string">
            <text:p>These turns in 1927, I haven't been able to find exactly where they map up to.</text:p>
          </table:table-cell>
          <table:table-cell/>
          <table:table-cell table:style-name="ce8" table:number-columns-repeated="2"/>
          <table:table-cell table:style-name="ce15"/>
          <table:table-cell table:style-name="ce2" office:value-type="string">
            <text:p>1927-08-12 12:00</text:p>
          </table:table-cell>
          <table:table-cell office:value-type="float" office:value="138.98">
            <text:p>138.98</text:p>
          </table:table-cell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5"/>
          <table:table-cell/>
          <table:table-cell table:style-name="ce2" office:value-type="string">
            <text:p>1918-09-03 12:00</text:p>
          </table:table-cell>
          <table:table-cell office:value-type="float" office:value="160.371999999999">
            <text:p>160.372</text:p>
          </table:table-cell>
          <table:table-cell table:style-name="ce15" office:value-type="string">
            <text:p>H</text:p>
          </table:table-cell>
          <table:table-cell table:style-name="ce2"/>
          <table:table-cell/>
          <table:table-cell table:style-name="ce15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5" office:value-type="string">
            <text:p>These turns in 1927, I haven't been able to find exactly where they map up to.</text:p>
          </table:table-cell>
          <table:table-cell/>
          <table:table-cell table:style-name="ce2" office:value-type="string">
            <text:p>1918-09-13 12:00</text:p>
          </table:table-cell>
          <table:table-cell office:value-type="float" office:value="170.089">
            <text:p>170.089</text:p>
          </table:table-cell>
          <table:table-cell table:style-name="ce15" office:value-type="string">
            <text:p>L</text:p>
          </table:table-cell>
          <table:table-cell table:style-name="ce2" office:value-type="string">
            <text:p>1927-09-15 12:00</text:p>
          </table:table-cell>
          <table:table-cell office:value-type="float" office:value="171.851000000001">
            <text:p>171.851</text:p>
          </table:table-cell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5" office:value-type="string">
            <text:p>These turns in 1927, I haven't been able to find exactly where they map up to.</text:p>
          </table:table-cell>
          <table:table-cell/>
          <table:table-cell table:style-name="ce8" table:number-columns-repeated="2"/>
          <table:table-cell table:style-name="ce15"/>
          <table:table-cell table:style-name="ce2" office:value-type="string">
            <text:p>1927-09-28 12:00</text:p>
          </table:table-cell>
          <table:table-cell office:value-type="float" office:value="184.572">
            <text:p>184.572</text:p>
          </table:table-cell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5" office:value-type="string">
            <text:p>These turns in 1927, I haven't been able to find exactly where they map up to.</text:p>
          </table:table-cell>
          <table:table-cell/>
          <table:table-cell table:style-name="ce2" office:value-type="string">
            <text:p>1918-10-04 12:00</text:p>
          </table:table-cell>
          <table:table-cell office:value-type="float" office:value="190.66">
            <text:p>190.66</text:p>
          </table:table-cell>
          <table:table-cell table:style-name="ce15" office:value-type="string">
            <text:p>H</text:p>
          </table:table-cell>
          <table:table-cell table:style-name="ce2" office:value-type="string">
            <text:p>1927-10-03 12:00</text:p>
          </table:table-cell>
          <table:table-cell office:value-type="float" office:value="189.489">
            <text:p>189.489</text:p>
          </table:table-cell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5"/>
          <table:table-cell/>
          <table:table-cell table:style-name="ce2" office:value-type="string">
            <text:p>1918-10-09 12:00</text:p>
          </table:table-cell>
          <table:table-cell office:value-type="float" office:value="195.596">
            <text:p>195.596</text:p>
          </table:table-cell>
          <table:table-cell table:style-name="ce15" office:value-type="string">
            <text:p>L</text:p>
          </table:table-cell>
          <table:table-cell table:style-name="ce2"/>
          <table:table-cell/>
          <table:table-cell table:style-name="ce15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5" office:value-type="string">
            <text:p>These turns in 1927, I haven't been able to find exactly where they map up to.</text:p>
          </table:table-cell>
          <table:table-cell/>
          <table:table-cell table:style-name="ce2" office:value-type="string">
            <text:p>1918-10-18 12:00</text:p>
          </table:table-cell>
          <table:table-cell office:value-type="float" office:value="204.512999999999">
            <text:p>204.513</text:p>
          </table:table-cell>
          <table:table-cell table:style-name="ce15" office:value-type="string">
            <text:p>H</text:p>
          </table:table-cell>
          <table:table-cell table:style-name="ce2" office:value-type="string">
            <text:p>1927-10-22 12:00</text:p>
          </table:table-cell>
          <table:table-cell office:value-type="float" office:value="208.298999999999">
            <text:p>208.299</text:p>
          </table:table-cell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5"/>
          <table:table-cell/>
          <table:table-cell table:style-name="ce2" office:value-type="string">
            <text:p>1918-10-30 12:00</text:p>
          </table:table-cell>
          <table:table-cell office:value-type="float" office:value="216.472">
            <text:p>216.472</text:p>
          </table:table-cell>
          <table:table-cell table:style-name="ce15" office:value-type="string">
            <text:p>L</text:p>
          </table:table-cell>
          <table:table-cell table:style-name="ce2"/>
          <table:table-cell/>
          <table:table-cell table:style-name="ce15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5"/>
          <table:table-cell/>
          <table:table-cell table:style-name="ce2" office:value-type="string">
            <text:p>1918-11-09 12:00</text:p>
          </table:table-cell>
          <table:table-cell office:value-type="float" office:value="226.5">
            <text:p>226.5</text:p>
          </table:table-cell>
          <table:table-cell table:style-name="ce15" office:value-type="string">
            <text:p>H</text:p>
          </table:table-cell>
          <table:table-cell table:style-name="ce2"/>
          <table:table-cell/>
          <table:table-cell table:style-name="ce15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5" office:value-type="string">
            <text:p>These turns in 1927, I haven't been able to find exactly where they map up to.</text:p>
          </table:table-cell>
          <table:table-cell/>
          <table:table-cell table:style-name="ce2" office:value-type="string">
            <text:p>1918-11-25 12:00</text:p>
          </table:table-cell>
          <table:table-cell office:value-type="float" office:value="242.634">
            <text:p>242.634</text:p>
          </table:table-cell>
          <table:table-cell table:style-name="ce15" office:value-type="string">
            <text:p>L</text:p>
          </table:table-cell>
          <table:table-cell table:style-name="ce2" office:value-type="string">
            <text:p>1927-11-30 12:00</text:p>
          </table:table-cell>
          <table:table-cell office:value-type="float" office:value="247.505999999999">
            <text:p>247.506</text:p>
          </table:table-cell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5" office:value-type="string">
            <text:p>These turns in 1927, I haven't been able to find exactly where they map up to.</text:p>
          </table:table-cell>
          <table:table-cell/>
          <table:table-cell table:style-name="ce2" office:value-type="string">
            <text:p>1918-12-10 12:00</text:p>
          </table:table-cell>
          <table:table-cell office:value-type="float" office:value="257.851999999999">
            <text:p>257.852</text:p>
          </table:table-cell>
          <table:table-cell table:style-name="ce15" office:value-type="string">
            <text:p>H</text:p>
          </table:table-cell>
          <table:table-cell table:style-name="ce2" office:value-type="string">
            <text:p>1927-12-08 12:00</text:p>
          </table:table-cell>
          <table:table-cell office:value-type="float" office:value="255.621999999999">
            <text:p>255.622</text:p>
          </table:table-cell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5"/>
          <table:table-cell/>
          <table:table-cell table:style-name="ce2" office:value-type="string">
            <text:p>1918-12-26 12:00</text:p>
          </table:table-cell>
          <table:table-cell office:value-type="float" office:value="274.136">
            <text:p>274.136</text:p>
          </table:table-cell>
          <table:table-cell table:style-name="ce15" office:value-type="string">
            <text:p>L</text:p>
          </table:table-cell>
          <table:table-cell table:style-name="ce2"/>
          <table:table-cell/>
          <table:table-cell table:style-name="ce15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5"/>
          <table:table-cell/>
          <table:table-cell table:style-name="ce2" office:value-type="string">
            <text:p>1919-01-03 12:00</text:p>
          </table:table-cell>
          <table:table-cell office:value-type="float" office:value="282.293">
            <text:p>282.293</text:p>
          </table:table-cell>
          <table:table-cell table:style-name="ce15" office:value-type="string">
            <text:p>H</text:p>
          </table:table-cell>
          <table:table-cell table:style-name="ce2" office:value-type="string">
            <text:p>1928-01-03 12:00</text:p>
          </table:table-cell>
          <table:table-cell office:value-type="float" office:value="282.097">
            <text:p>282.097</text:p>
          </table:table-cell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5"/>
          <table:table-cell/>
          <table:table-cell table:style-name="ce8" table:number-columns-repeated="2"/>
          <table:table-cell table:style-name="ce15"/>
          <table:table-cell table:style-name="ce2" office:value-type="string">
            <text:p>1928-01-18 12:00</text:p>
          </table:table-cell>
          <table:table-cell table:style-name="ce11" office:value-type="float" office:value="297.378000000001">
            <text:p>297.378</text:p>
          </table:table-cell>
          <table:table-cell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5"/>
          <table:table-cell/>
          <table:table-cell table:style-name="ce8" table:number-columns-repeated="2"/>
          <table:table-cell table:style-name="ce15"/>
          <table:table-cell table:style-name="ce2" office:value-type="string">
            <text:p>1928-01-24 12:00</text:p>
          </table:table-cell>
          <table:table-cell office:value-type="float" office:value="303.485000000001">
            <text:p>303.485</text:p>
          </table:table-cell>
          <table:table-cell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5"/>
          <table:table-cell/>
          <table:table-cell table:style-name="ce8" table:number-columns-repeated="2"/>
          <table:table-cell table:style-name="ce15"/>
          <table:table-cell table:style-name="ce3" office:value-type="string">
            <text:p>1928-02-03 12:00</text:p>
          </table:table-cell>
          <table:table-cell table:style-name="ce4" office:value-type="float" office:value="313.643">
            <text:p>313.643</text:p>
          </table:table-cell>
          <table:table-cell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5"/>
          <table:table-cell/>
          <table:table-cell table:style-name="ce2" office:value-type="string">
            <text:p>1919-02-08 12:00</text:p>
          </table:table-cell>
          <table:table-cell office:value-type="float" office:value="318.904">
            <text:p>318.904</text:p>
          </table:table-cell>
          <table:table-cell table:style-name="ce15" office:value-type="string">
            <text:p>L</text:p>
          </table:table-cell>
          <table:table-cell table:style-name="ce3" office:value-type="string">
            <text:p>1928-02-09 12:00</text:p>
          </table:table-cell>
          <table:table-cell table:style-name="ce4" office:value-type="float" office:value="319.720000000001">
            <text:p>319.72</text:p>
          </table:table-cell>
          <table:table-cell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5"/>
          <table:table-cell/>
          <table:table-cell table:style-name="ce8" table:number-columns-repeated="2"/>
          <table:table-cell table:style-name="ce15"/>
          <table:table-cell table:style-name="ce2"/>
          <table:table-cell/>
          <table:table-cell table:style-name="ce15"/>
          <table:table-cell table:number-columns-repeated="1012"/>
        </table:table-row>
        <table:table-row table:style-name="ro1" table:number-rows-repeated="2">
          <table:table-cell table:style-name="ce2" table:number-columns-repeated="5"/>
          <table:table-cell/>
          <table:table-cell table:style-name="ce8" table:number-columns-repeated="2"/>
          <table:table-cell table:style-name="ce15"/>
          <table:table-cell table:style-name="ce8" table:number-columns-repeated="2"/>
          <table:table-cell table:style-name="ce15"/>
          <table:table-cell table:number-columns-repeated="1012"/>
        </table:table-row>
        <table:table-row table:style-name="ro1">
          <table:table-cell table:style-name="ce2"/>
          <table:table-cell table:style-name="ce2" office:value-type="string">
            <text:p>218</text:p>
          </table:table-cell>
          <table:table-cell table:style-name="ce2" table:number-columns-repeated="2"/>
          <table:table-cell table:style-name="ce2" office:value-type="string">
            <text:p>1928 Presidential Election. <text:s/>18th amendment.</text:p>
          </table:table-cell>
          <table:table-cell table:style-name="ce2" office:value-type="string">
            <text:p>G.Sun</text:p>
          </table:table-cell>
          <table:table-cell table:style-name="ce2" office:value-type="string">
            <text:p>1918-01-02 12:00</text:p>
          </table:table-cell>
          <table:table-cell office:value-type="float" office:value="281.52">
            <text:p>281.52</text:p>
          </table:table-cell>
          <table:table-cell office:value-type="string">
            <text:p>H</text:p>
          </table:table-cell>
          <table:table-cell table:style-name="ce2" office:value-type="string">
            <text:p>1928-01-03 12:00</text:p>
          </table:table-cell>
          <table:table-cell office:value-type="float" office:value="282.097">
            <text:p>282.097</text:p>
          </table:table-cell>
          <table:table-cell office:value-type="string">
            <text:p>H</text:p>
          </table:table-cell>
          <table:table-cell table:number-columns-repeated="4"/>
          <table:table-cell office:value-type="string">
            <text:p>10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 table:style-name="ce2" office:value-type="string">
            <text:p>G.Sun</text:p>
          </table:table-cell>
          <table:table-cell table:style-name="ce2" office:value-type="string">
            <text:p>1918-01-15 12:00</text:p>
          </table:table-cell>
          <table:table-cell table:style-name="ce11" office:value-type="float" office:value="294.77">
            <text:p>294.77</text:p>
          </table:table-cell>
          <table:table-cell office:value-type="string">
            <text:p>L</text:p>
          </table:table-cell>
          <table:table-cell table:style-name="ce2" office:value-type="string">
            <text:p>1928-01-18 12:00</text:p>
          </table:table-cell>
          <table:table-cell table:style-name="ce11" office:value-type="float" office:value="297.378000000001">
            <text:p>297.378</text:p>
          </table:table-cell>
          <table:table-cell office:value-type="string">
            <text:p>L</text:p>
          </table:table-cell>
          <table:table-cell/>
          <table:table-cell table:style-name="ce25" office:value-type="string">
            <text:p>+3</text:p>
          </table:table-cell>
          <table:table-cell table:number-columns-repeated="2"/>
          <table:table-cell office:value-type="string">
            <text:p>10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7"/>
          <table:table-cell table:style-name="ce4"/>
          <table:table-cell/>
          <table:table-cell table:style-name="ce2" office:value-type="string">
            <text:p>1928-01-24 12:00</text:p>
          </table:table-cell>
          <table:table-cell office:value-type="float" office:value="303.485000000001">
            <text:p>303.485</text:p>
          </table:table-cell>
          <table:table-cell office:value-type="string">
            <text:p>H</text:p>
          </table:table-cell>
          <table:table-cell office:value-type="string">
            <text:p>[Inversion]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2" table:number-columns-repeated="7"/>
          <table:table-cell table:style-name="ce4"/>
          <table:table-cell/>
          <table:table-cell table:style-name="ce18" office:value-type="string">
            <text:p>1928-02-03 12:00</text:p>
          </table:table-cell>
          <table:table-cell table:style-name="ce20" office:value-type="float" office:value="313.643">
            <text:p>313.643</text:p>
          </table:table-cell>
          <table:table-cell table:style-name="ce24" office:value-type="string">
            <text:p>L</text:p>
          </table:table-cell>
          <table:table-cell/>
          <table:table-cell table:style-name="ce3"/>
          <table:table-cell table:number-columns-repeated="1010"/>
        </table:table-row>
        <table:table-row table:style-name="ro1">
          <table:table-cell table:style-name="ce2" table:number-columns-repeated="5"/>
          <table:table-cell table:style-name="ce2" office:value-type="string">
            <text:p>G.Sun</text:p>
          </table:table-cell>
          <table:table-cell table:style-name="ce8" table:number-columns-repeated="2"/>
          <table:table-cell table:style-name="ce15"/>
          <table:table-cell table:style-name="ce18" office:value-type="string">
            <text:p>1928-02-09 12:00</text:p>
          </table:table-cell>
          <table:table-cell table:style-name="ce20" office:value-type="float" office:value="319.720000000001">
            <text:p>319.72</text:p>
          </table:table-cell>
          <table:table-cell table:style-name="ce24" office:value-type="string">
            <text:p>H</text:p>
          </table:table-cell>
          <table:table-cell table:number-columns-repeated="4"/>
          <table:table-cell office:value-type="string">
            <text:p>10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 table:style-name="ce2" office:value-type="string">
            <text:p>G.Sun</text:p>
          </table:table-cell>
          <table:table-cell table:style-name="ce2" office:value-type="string">
            <text:p>1918-02-19 12:00</text:p>
          </table:table-cell>
          <table:table-cell office:value-type="float" office:value="330.262999999999">
            <text:p>330.263</text:p>
          </table:table-cell>
          <table:table-cell office:value-type="string">
            <text:p>H</text:p>
          </table:table-cell>
          <table:table-cell table:style-name="ce2" office:value-type="string">
            <text:p>1928-02-20 12:00</text:p>
          </table:table-cell>
          <table:table-cell office:value-type="float" office:value="330.833000000001">
            <text:p>330.833</text:p>
          </table:table-cell>
          <table:table-cell office:value-type="string">
            <text:p>L</text:p>
          </table:table-cell>
          <table:table-cell table:number-columns-repeated="4"/>
          <table:table-cell office:value-type="string">
            <text:p>10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4"/>
          <table:table-cell table:style-name="ce2" office:value-type="string">
            <text:p>Along about March or April, 1928, some important event will happen which is likely to cause President COolidge to refuse to accept the nomination.</text:p>
          </table:table-cell>
          <table:table-cell table:style-name="ce2" office:value-type="string">
            <text:p>G.Sun</text:p>
          </table:table-cell>
          <table:table-cell table:style-name="ce2" office:value-type="string">
            <text:p>1918-04-11 12:00</text:p>
          </table:table-cell>
          <table:table-cell table:style-name="ce11" office:value-type="float" office:value="20.9940000000006">
            <text:p>20.994</text:p>
          </table:table-cell>
          <table:table-cell office:value-type="string">
            <text:p>L</text:p>
          </table:table-cell>
          <table:table-cell table:style-name="ce2" office:value-type="string">
            <text:p>1928-04-13 12:00</text:p>
          </table:table-cell>
          <table:table-cell table:style-name="ce11" office:value-type="float" office:value="23.5159999999996">
            <text:p>23.516</text:p>
          </table:table-cell>
          <table:table-cell office:value-type="string">
            <text:p>H</text:p>
          </table:table-cell>
          <table:table-cell/>
          <table:table-cell table:style-name="ce25" office:value-type="string">
            <text:p>+2.5</text:p>
          </table:table-cell>
          <table:table-cell table:number-columns-repeated="2"/>
          <table:table-cell office:value-type="string">
            <text:p>10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6"/>
          <table:table-cell table:style-name="ce2" office:value-type="string">
            <text:p>1918-04-20 12:00</text:p>
          </table:table-cell>
          <table:table-cell table:style-name="ce11" office:value-type="float" office:value="29.7989999999991">
            <text:p>29.799</text:p>
          </table:table-cell>
          <table:table-cell office:value-type="string">
            <text:p>H</text:p>
          </table:table-cell>
          <table:table-cell table:style-name="ce2" office:value-type="string">
            <text:p>1928-04-23 12:00</text:p>
          </table:table-cell>
          <table:table-cell table:style-name="ce11" office:value-type="float" office:value="33.2860000000001">
            <text:p>33.286</text:p>
          </table:table-cell>
          <table:table-cell office:value-type="string">
            <text:p>L</text:p>
          </table:table-cell>
          <table:table-cell/>
          <table:table-cell table:style-name="ce25" office:value-type="string">
            <text:p>+3</text:p>
          </table:table-cell>
          <table:table-cell table:number-columns-repeated="1010"/>
        </table:table-row>
        <table:table-row table:style-name="ro1">
          <table:table-cell table:style-name="ce2" table:number-columns-repeated="6"/>
          <table:table-cell table:style-name="ce2" office:value-type="string">
            <text:p>1918-04-30 12:00</text:p>
          </table:table-cell>
          <table:table-cell office:value-type="float" office:value="39.5280000000002">
            <text:p>39.528</text:p>
          </table:table-cell>
          <table:table-cell office:value-type="string">
            <text:p>L</text:p>
          </table:table-cell>
          <table:table-cell table:style-name="ce2"/>
          <table:table-cell table:number-columns-repeated="3"/>
          <table:table-cell table:style-name="ce3"/>
          <table:table-cell table:number-columns-repeated="1010"/>
        </table:table-row>
        <table:table-row table:style-name="ro1">
          <table:table-cell table:style-name="ce2" table:number-columns-repeated="4"/>
          <table:table-cell table:style-name="ce2" office:value-type="string">
            <text:p>Governor Smith looks popular, looks promising until about May, 1928. <text:s/>Sudden change. <text:s/>No chance of being nominated. <text:s/>Revolution changes indicated.</text:p>
          </table:table-cell>
          <table:table-cell table:style-name="ce2" office:value-type="string">
            <text:p>G.Sun</text:p>
          </table:table-cell>
          <table:table-cell table:style-name="ce2" office:value-type="string">
            <text:p>1918-05-15 12:00</text:p>
          </table:table-cell>
          <table:table-cell office:value-type="float" office:value="54.0390000000007">
            <text:p>54.039</text:p>
          </table:table-cell>
          <table:table-cell office:value-type="string">
            <text:p>H</text:p>
          </table:table-cell>
          <table:table-cell table:style-name="ce2" office:value-type="string">
            <text:p>1928-05-14 12:00</text:p>
          </table:table-cell>
          <table:table-cell office:value-type="float" office:value="53.630000000001">
            <text:p>53.63</text:p>
          </table:table-cell>
          <table:table-cell office:value-type="string">
            <text:p>H</text:p>
          </table:table-cell>
          <table:table-cell table:number-columns-repeated="4"/>
          <table:table-cell office:value-type="string">
            <text:p>10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7"/>
          <table:table-cell table:number-columns-repeated="2"/>
          <table:table-cell table:style-name="ce2" office:value-type="string">
            <text:p>1928-05-22 12:00</text:p>
          </table:table-cell>
          <table:table-cell office:value-type="float" office:value="241.333000000001">
            <text:p>241.333</text:p>
          </table:table-cell>
          <table:table-cell office:value-type="string">
            <text:p>L</text:p>
          </table:table-cell>
          <table:table-cell office:value-type="string">
            <text:p>[Inversion]</text:p>
          </table:table-cell>
          <table:table-cell table:number-columns-repeated="1011"/>
        </table:table-row>
        <table:table-row table:style-name="ro1">
          <table:table-cell table:style-name="ce2" table:number-columns-repeated="4"/>
          <table:table-cell table:style-name="ce2" office:value-type="string">
            <text:p>Wehn the convention meets in June or July, there will be long delays, dissatisfaction. <text:s/>President Coolidge will not be renominated.</text:p>
          </table:table-cell>
          <table:table-cell table:style-name="ce2" office:value-type="string">
            <text:p>G.Sun</text:p>
          </table:table-cell>
          <table:table-cell table:style-name="ce2" office:value-type="string">
            <text:p>1918-06-01 12:00</text:p>
          </table:table-cell>
          <table:table-cell office:value-type="float" office:value="70.369999999999">
            <text:p>70.37</text:p>
          </table:table-cell>
          <table:table-cell office:value-type="string">
            <text:p>L</text:p>
          </table:table-cell>
          <table:table-cell table:style-name="ce2" office:value-type="string">
            <text:p>1928-06-02 12:00</text:p>
          </table:table-cell>
          <table:table-cell office:value-type="float" office:value="71.884">
            <text:p>71.884</text:p>
          </table:table-cell>
          <table:table-cell office:value-type="string">
            <text:p>H</text:p>
          </table:table-cell>
          <table:table-cell table:number-columns-repeated="4"/>
          <table:table-cell office:value-type="string">
            <text:p>10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 table:style-name="ce2" office:value-type="string">
            <text:p>G.Sun</text:p>
          </table:table-cell>
          <table:table-cell table:style-name="ce8" table:number-columns-repeated="2"/>
          <table:table-cell table:style-name="ce15"/>
          <table:table-cell table:style-name="ce2" office:value-type="string">
            <text:p>1928-06-18 12:00</text:p>
          </table:table-cell>
          <table:table-cell office:value-type="float" office:value="87.1779999999999">
            <text:p>87.178</text:p>
          </table:table-cell>
          <table:table-cell office:value-type="string">
            <text:p>L</text:p>
          </table:table-cell>
          <table:table-cell office:value-type="string">
            <text:p>[Inversion]</text:p>
          </table:table-cell>
          <table:table-cell table:number-columns-repeated="3"/>
          <table:table-cell office:value-type="string">
            <text:p>10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 table:style-name="ce2" office:value-type="string">
            <text:p>G.Sun</text:p>
          </table:table-cell>
          <table:table-cell table:style-name="ce2" office:value-type="string">
            <text:p>1918-07-06 12:00</text:p>
          </table:table-cell>
          <table:table-cell office:value-type="float" office:value="103.791999999999">
            <text:p>103.792</text:p>
          </table:table-cell>
          <table:table-cell office:value-type="string">
            <text:p>H</text:p>
          </table:table-cell>
          <table:table-cell table:style-name="ce2" office:value-type="string">
            <text:p>1928-07-05 12:00</text:p>
          </table:table-cell>
          <table:table-cell office:value-type="float" office:value="103.387999999999">
            <text:p>103.388</text:p>
          </table:table-cell>
          <table:table-cell office:value-type="string">
            <text:p>H</text:p>
          </table:table-cell>
          <table:table-cell table:number-columns-repeated="4"/>
          <table:table-cell office:value-type="string">
            <text:p>10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4"/>
          <table:table-cell office:value-type="string">
            <text:p>[There are slightly smallish turns at 1918-07-15 and 1918-07-18 also, but 1918-07-23 was the lowest low].].</text:p>
          </table:table-cell>
          <table:table-cell table:style-name="ce2" office:value-type="string">
            <text:p>G.Sun</text:p>
          </table:table-cell>
          <table:table-cell table:style-name="ce2" office:value-type="string">
            <text:p>1918-07-15 12:00</text:p>
          </table:table-cell>
          <table:table-cell office:value-type="float" office:value="112.377">
            <text:p>112.377</text:p>
          </table:table-cell>
          <table:table-cell table:style-name="ce16" office:value-type="string">
            <text:p>L</text:p>
          </table:table-cell>
          <table:table-cell table:style-name="ce2" office:value-type="string">
            <text:p>1928-07-16 12:00</text:p>
          </table:table-cell>
          <table:table-cell table:style-name="ce4" office:value-type="float" office:value="113.878000000001">
            <text:p>113.878</text:p>
          </table:table-cell>
          <table:table-cell office:value-type="string">
            <text:p>L</text:p>
          </table:table-cell>
          <table:table-cell/>
          <table:table-cell table:style-name="ce3"/>
          <table:table-cell table:number-columns-repeated="2"/>
          <table:table-cell office:value-type="string">
            <text:p>10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4"/>
          <table:table-cell/>
          <table:table-cell table:style-name="ce2"/>
          <table:table-cell table:style-name="ce2" office:value-type="string">
            <text:p>1918-07-18 12:00</text:p>
          </table:table-cell>
          <table:table-cell office:value-type="float" office:value="115.239">
            <text:p>115.239</text:p>
          </table:table-cell>
          <table:table-cell table:style-name="ce16" office:value-type="string">
            <text:p>H</text:p>
          </table:table-cell>
          <table:table-cell table:style-name="ce2"/>
          <table:table-cell table:style-name="ce4"/>
          <table:table-cell table:number-columns-repeated="2"/>
          <table:table-cell table:style-name="ce3"/>
          <table:table-cell table:number-columns-repeated="1010"/>
        </table:table-row>
        <table:table-row table:style-name="ro1">
          <table:table-cell table:style-name="ce2" table:number-columns-repeated="6"/>
          <table:table-cell table:style-name="ce2" office:value-type="string">
            <text:p>1918-07-23 12:00</text:p>
          </table:table-cell>
          <table:table-cell table:style-name="ce11" office:value-type="float" office:value="120.011">
            <text:p>120.011</text:p>
          </table:table-cell>
          <table:table-cell office:value-type="string">
            <text:p>L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28-08-07 12:00</text:p>
          </table:table-cell>
          <table:table-cell office:value-type="float" office:value="134.906999999999">
            <text:p>134.907</text:p>
          </table:table-cell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28-08-14 12:00</text:p>
          </table:table-cell>
          <table:table-cell office:value-type="float" office:value="141.627">
            <text:p>141.627</text:p>
          </table:table-cell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28-09-07 12:00</text:p>
          </table:table-cell>
          <table:table-cell office:value-type="float" office:value="164.802">
            <text:p>164.802</text:p>
          </table:table-cell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 table:number-rows-repeated="3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/>
          <table:table-cell/>
          <table:table-cell table:style-name="ce15"/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8" table:number-columns-repeated="2"/>
          <table:table-cell table:style-name="ce15"/>
          <table:table-cell table:number-columns-repeated="1012"/>
        </table:table-row>
        <table:table-row table:style-name="ro1">
          <table:table-cell table:style-name="ce2" table:number-columns-repeated="4"/>
          <table:table-cell office:value-type="string">
            <text:p>Looks similar, no evidence.</text:p>
          </table:table-cell>
          <table:table-cell table:style-name="ce2" office:value-type="string">
            <text:p>G.Sun</text:p>
          </table:table-cell>
          <table:table-cell table:style-name="ce2" office:value-type="string">
            <text:p>1909-10-02 12:00</text:p>
          </table:table-cell>
          <table:table-cell office:value-type="float" office:value="188.852">
            <text:p>188.852</text:p>
          </table:table-cell>
          <table:table-cell office:value-type="string">
            <text:p>H</text:p>
          </table:table-cell>
          <table:table-cell table:style-name="ce2" office:value-type="string">
            <text:p>1928-10-03 12:00</text:p>
          </table:table-cell>
          <table:table-cell office:value-type="float" office:value="190.23">
            <text:p>190.23</text:p>
          </table:table-cell>
          <table:table-cell office:value-type="string">
            <text:p>L</text:p>
          </table:table-cell>
          <table:table-cell/>
          <table:table-cell table:style-name="ce25" office:value-type="string">
            <text:p>+1.5</text:p>
          </table:table-cell>
          <table:table-cell table:number-columns-repeated="2"/>
          <table:table-cell office:value-type="string">
            <text:p>19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4"/>
          <table:table-cell office:value-type="string">
            <text:p>Looks similar, no evidence.</text:p>
          </table:table-cell>
          <table:table-cell table:style-name="ce2" office:value-type="string">
            <text:p>G.Sun</text:p>
          </table:table-cell>
          <table:table-cell table:style-name="ce2" office:value-type="string">
            <text:p>1909-10-23 12:00</text:p>
          </table:table-cell>
          <table:table-cell office:value-type="float" office:value="209.657999999999">
            <text:p>209.658</text:p>
          </table:table-cell>
          <table:table-cell office:value-type="string">
            <text:p>L</text:p>
          </table:table-cell>
          <table:table-cell table:style-name="ce2" office:value-type="string">
            <text:p>1928-10-24 12:00</text:p>
          </table:table-cell>
          <table:table-cell office:value-type="float" office:value="211.047999999999">
            <text:p>211.048</text:p>
          </table:table-cell>
          <table:table-cell office:value-type="string">
            <text:p>H</text:p>
          </table:table-cell>
          <table:table-cell/>
          <table:table-cell table:style-name="ce25" office:value-type="string">
            <text:p>+1.5</text:p>
          </table:table-cell>
          <table:table-cell table:number-columns-repeated="2"/>
          <table:table-cell office:value-type="string">
            <text:p>19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4"/>
          <table:table-cell office:value-type="string">
            <text:p>Looks similar, no evidence.</text:p>
          </table:table-cell>
          <table:table-cell table:style-name="ce2" office:value-type="string">
            <text:p>G.Sun</text:p>
          </table:table-cell>
          <table:table-cell table:style-name="ce2"/>
          <table:table-cell table:number-columns-repeated="2"/>
          <table:table-cell table:style-name="ce2" office:value-type="string">
            <text:p>1928-10-31 12:00</text:p>
          </table:table-cell>
          <table:table-cell office:value-type="float" office:value="218.037">
            <text:p>218.037</text:p>
          </table:table-cell>
          <table:table-cell office:value-type="string">
            <text:p>L</text:p>
          </table:table-cell>
          <table:table-cell office:value-type="string">
            <text:p>[Inversion]</text:p>
          </table:table-cell>
          <table:table-cell table:number-columns-repeated="3"/>
          <table:table-cell office:value-type="string">
            <text:p>19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4"/>
          <table:table-cell office:value-type="string">
            <text:p>Looks similar, no evidence.</text:p>
          </table:table-cell>
          <table:table-cell table:style-name="ce2" office:value-type="string">
            <text:p>G.Sun</text:p>
          </table:table-cell>
          <table:table-cell table:style-name="ce2" office:value-type="string">
            <text:p>1909-11-19 12:00</text:p>
          </table:table-cell>
          <table:table-cell office:value-type="float" office:value="236.75">
            <text:p>236.75</text:p>
          </table:table-cell>
          <table:table-cell office:value-type="string">
            <text:p>H</text:p>
          </table:table-cell>
          <table:table-cell table:style-name="ce2"/>
          <table:table-cell table:number-columns-repeated="2"/>
          <table:table-cell office:value-type="string">
            <text:p>[Inversion]</text:p>
          </table:table-cell>
          <table:table-cell table:number-columns-repeated="3"/>
          <table:table-cell office:value-type="string">
            <text:p>19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4"/>
          <table:table-cell office:value-type="string">
            <text:p>Looks similar, no evidence.</text:p>
          </table:table-cell>
          <table:table-cell table:style-name="ce2" office:value-type="string">
            <text:p>G.Sun</text:p>
          </table:table-cell>
          <table:table-cell table:style-name="ce2" office:value-type="string">
            <text:p>1909-11-29 12:00</text:p>
          </table:table-cell>
          <table:table-cell office:value-type="float" office:value="246.864">
            <text:p>246.864</text:p>
          </table:table-cell>
          <table:table-cell office:value-type="string">
            <text:p>L</text:p>
          </table:table-cell>
          <table:table-cell table:style-name="ce2" office:value-type="string">
            <text:p>1928-11-28 12:00</text:p>
          </table:table-cell>
          <table:table-cell office:value-type="float" office:value="246.244000000001">
            <text:p>246.244</text:p>
          </table:table-cell>
          <table:table-cell office:value-type="string">
            <text:p>H</text:p>
          </table:table-cell>
          <table:table-cell table:number-columns-repeated="4"/>
          <table:table-cell office:value-type="string">
            <text:p>19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4"/>
          <table:table-cell office:value-type="string">
            <text:p>Looks similar, no evidence.</text:p>
          </table:table-cell>
          <table:table-cell table:style-name="ce2" office:value-type="string">
            <text:p>G.Sun</text:p>
          </table:table-cell>
          <table:table-cell table:style-name="ce2"/>
          <table:table-cell table:number-columns-repeated="2"/>
          <table:table-cell table:style-name="ce2" office:value-type="string">
            <text:p>1928-12-10 12:00</text:p>
          </table:table-cell>
          <table:table-cell office:value-type="float" office:value="258.423999999999">
            <text:p>258.424</text:p>
          </table:table-cell>
          <table:table-cell office:value-type="string">
            <text:p>L</text:p>
          </table:table-cell>
          <table:table-cell office:value-type="string">
            <text:p>[Inversion]</text:p>
          </table:table-cell>
          <table:table-cell table:number-columns-repeated="3"/>
          <table:table-cell office:value-type="string">
            <text:p>19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4"/>
          <table:table-cell office:value-type="string">
            <text:p>Looks similar, no evidence. <text:s/>Note: 1919 and 1928 has a 01-03 turn also.</text:p>
          </table:table-cell>
          <table:table-cell table:style-name="ce2" office:value-type="string">
            <text:p>G.Sun</text:p>
          </table:table-cell>
          <table:table-cell table:style-name="ce2" office:value-type="string">
            <text:p>1909-12-29 12:00</text:p>
          </table:table-cell>
          <table:table-cell table:style-name="ce11" office:value-type="float" office:value="277.377">
            <text:p>277.377</text:p>
          </table:table-cell>
          <table:table-cell office:value-type="string">
            <text:p>H</text:p>
          </table:table-cell>
          <table:table-cell table:style-name="ce2" office:value-type="string">
            <text:p>1929-01-03 12:00</text:p>
          </table:table-cell>
          <table:table-cell table:style-name="ce11" office:value-type="float" office:value="282.866">
            <text:p>282.866</text:p>
          </table:table-cell>
          <table:table-cell office:value-type="string">
            <text:p>H</text:p>
          </table:table-cell>
          <table:table-cell/>
          <table:table-cell table:style-name="ce25" office:value-type="string">
            <text:p>+5</text:p>
          </table:table-cell>
          <table:table-cell table:number-columns-repeated="2"/>
          <table:table-cell office:value-type="string">
            <text:p>19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29-01-08 12:00</text:p>
          </table:table-cell>
          <table:table-cell office:value-type="float" office:value="287.964">
            <text:p>287.964</text:p>
          </table:table-cell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29-02-05 12:00</text:p>
          </table:table-cell>
          <table:table-cell office:value-type="float" office:value="316.436">
            <text:p>316.436</text:p>
          </table:table-cell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29-02-18 12:00</text:p>
          </table:table-cell>
          <table:table-cell office:value-type="float" office:value="329.581">
            <text:p>329.581</text:p>
          </table:table-cell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29-03-01 12:00</text:p>
          </table:table-cell>
          <table:table-cell office:value-type="float" office:value="340.641">
            <text:p>340.641</text:p>
          </table:table-cell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29-03-06 12:00</text:p>
          </table:table-cell>
          <table:table-cell office:value-type="float" office:value="345.651">
            <text:p>345.651</text:p>
          </table:table-cell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29-03-15 12:00</text:p>
          </table:table-cell>
          <table:table-cell office:value-type="float" office:value="354.636999999999">
            <text:p>354.637</text:p>
          </table:table-cell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29-03-26 12:00</text:p>
          </table:table-cell>
          <table:table-cell office:value-type="float" office:value="5.55500000000029">
            <text:p>5.555</text:p>
          </table:table-cell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29-05-06 12:00</text:p>
          </table:table-cell>
          <table:table-cell office:value-type="float" office:value="45.6640000000007">
            <text:p>45.664</text:p>
          </table:table-cell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29-05-31 12:00</text:p>
          </table:table-cell>
          <table:table-cell office:value-type="float" office:value="69.7309999999998">
            <text:p>69.731</text:p>
          </table:table-cell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29-07-08 12:00</text:p>
          </table:table-cell>
          <table:table-cell office:value-type="float" office:value="106.018">
            <text:p>106.018</text:p>
          </table:table-cell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 table:number-rows-repeated="4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/>
          <table:table-cell/>
          <table:table-cell table:style-name="ce15"/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8" table:number-columns-repeated="2"/>
          <table:table-cell table:style-name="ce15"/>
          <table:table-cell table:number-columns-repeated="1012"/>
        </table:table-row>
        <table:table-row table:style-name="ro1">
          <table:table-cell table:style-name="ce2"/>
          <table:table-cell table:style-name="ce2" office:value-type="string">
            <text:p>219</text:p>
          </table:table-cell>
          <table:table-cell table:style-name="ce2" table:number-columns-repeated="2"/>
          <table:table-cell table:style-name="ce2" office:value-type="string">
            <text:p>Elected in 1924.</text:p>
          </table:table-cell>
          <table:table-cell table:style-name="ce2" office:value-type="string">
            <text:p>G.Sun</text:p>
          </table:table-cell>
          <table:table-cell table:style-name="ce2" office:value-type="string">
            <text:p>1924-07-08 12:00</text:p>
          </table:table-cell>
          <table:table-cell office:value-type="float" office:value="106.218000000001">
            <text:p>106.218</text:p>
          </table:table-cell>
          <table:table-cell office:value-type="string">
            <text:p>Small H</text:p>
          </table:table-cell>
          <table:table-cell table:style-name="ce2" office:value-type="string">
            <text:p>1929-07-08 12:00</text:p>
          </table:table-cell>
          <table:table-cell office:value-type="float" office:value="106.018">
            <text:p>106.018</text:p>
          </table:table-cell>
          <table:table-cell office:value-type="string">
            <text:p>H</text:p>
          </table:table-cell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 table:style-name="ce2" office:value-type="string">
            <text:p>G.Sun</text:p>
          </table:table-cell>
          <table:table-cell table:style-name="ce8" table:number-columns-repeated="2"/>
          <table:table-cell table:style-name="ce15"/>
          <table:table-cell table:style-name="ce2" office:value-type="string">
            <text:p>1929-07-29 12:00</text:p>
          </table:table-cell>
          <table:table-cell office:value-type="float" office:value="126.061">
            <text:p>126.061</text:p>
          </table:table-cell>
          <table:table-cell office:value-type="string">
            <text:p>L</text:p>
          </table:table-cell>
          <table:table-cell office:value-type="string">
            <text:p>[Inversion]</text:p>
          </table:table-cell>
          <table:table-cell table:number-columns-repeated="3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 table:style-name="ce2" office:value-type="string">
            <text:p>G.Sun</text:p>
          </table:table-cell>
          <table:table-cell table:style-name="ce2" office:value-type="string">
            <text:p>1924-08-04 12:00</text:p>
          </table:table-cell>
          <table:table-cell office:value-type="float" office:value="103.28">
            <text:p>103.28</text:p>
          </table:table-cell>
          <table:table-cell office:value-type="string">
            <text:p>H</text:p>
          </table:table-cell>
          <table:table-cell table:style-name="ce2" office:value-type="string">
            <text:p>1929-08-05 12:00</text:p>
          </table:table-cell>
          <table:table-cell office:value-type="float" office:value="132.762999999999">
            <text:p>132.763</text:p>
          </table:table-cell>
          <table:table-cell office:value-type="string">
            <text:p>H</text:p>
          </table:table-cell>
          <table:table-cell table:number-columns-repeated="4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 table:style-name="ce2" office:value-type="string">
            <text:p>G.Sun</text:p>
          </table:table-cell>
          <table:table-cell table:style-name="ce2" office:value-type="string">
            <text:p>1924-08-12 12:00</text:p>
          </table:table-cell>
          <table:table-cell table:style-name="ce11" office:value-type="float" office:value="139.673999999999">
            <text:p>139.674</text:p>
          </table:table-cell>
          <table:table-cell office:value-type="string">
            <text:p>L</text:p>
          </table:table-cell>
          <table:table-cell table:style-name="ce2" office:value-type="string">
            <text:p>1929-08-09 12:00</text:p>
          </table:table-cell>
          <table:table-cell table:style-name="ce11" office:value-type="float" office:value="136.598">
            <text:p>136.598</text:p>
          </table:table-cell>
          <table:table-cell office:value-type="string">
            <text:p>L</text:p>
          </table:table-cell>
          <table:table-cell/>
          <table:table-cell table:style-name="ce25" office:value-type="string">
            <text:p>-3</text:p>
          </table:table-cell>
          <table:table-cell table:number-columns-repeated="2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 table:style-name="ce2" office:value-type="string">
            <text:p>G.Sun</text:p>
          </table:table-cell>
          <table:table-cell table:style-name="ce2" office:value-type="string">
            <text:p>1924-08-20 12:00</text:p>
          </table:table-cell>
          <table:table-cell office:value-type="float" office:value="147.364">
            <text:p>147.364</text:p>
          </table:table-cell>
          <table:table-cell office:value-type="string">
            <text:p>H</text:p>
          </table:table-cell>
          <table:table-cell table:style-name="ce2"/>
          <table:table-cell table:number-columns-repeated="6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4"/>
          <table:table-cell table:style-name="ce5" office:value-type="string">
            <text:p>Note: the 1929-09-03 part downwards may be mirroring 1918-09-03, so investigate more closely....</text:p>
          </table:table-cell>
          <table:table-cell table:style-name="ce2" office:value-type="string">
            <text:p>G.Sun</text:p>
          </table:table-cell>
          <table:table-cell table:style-name="ce2" office:value-type="string">
            <text:p>1924-09-06 12:00</text:p>
          </table:table-cell>
          <table:table-cell table:style-name="ce11" office:value-type="float" office:value="163.802">
            <text:p>163.802</text:p>
          </table:table-cell>
          <table:table-cell office:value-type="string">
            <text:p>L</text:p>
          </table:table-cell>
          <table:table-cell table:style-name="ce2" office:value-type="string">
            <text:p>1929-09-03 12:00</text:p>
          </table:table-cell>
          <table:table-cell table:style-name="ce11" office:value-type="float" office:value="160.692999999999">
            <text:p>160.693</text:p>
          </table:table-cell>
          <table:table-cell office:value-type="string">
            <text:p>H</text:p>
          </table:table-cell>
          <table:table-cell/>
          <table:table-cell table:style-name="ce25" office:value-type="string">
            <text:p>-3</text:p>
          </table:table-cell>
          <table:table-cell table:number-columns-repeated="2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 table:style-name="ce2" office:value-type="string">
            <text:p>G.Sun</text:p>
          </table:table-cell>
          <table:table-cell table:style-name="ce3" office:value-type="string">
            <text:p>1924-09-24 12:00</text:p>
          </table:table-cell>
          <table:table-cell table:style-name="ce11" office:value-type="float" office:value="181.353999999999">
            <text:p>181.354</text:p>
          </table:table-cell>
          <table:table-cell office:value-type="string">
            <text:p>H</text:p>
          </table:table-cell>
          <table:table-cell table:style-name="ce2" office:value-type="string">
            <text:p>1929-10-04 12:00</text:p>
          </table:table-cell>
          <table:table-cell table:style-name="ce11" office:value-type="float" office:value="190.984">
            <text:p>190.984</text:p>
          </table:table-cell>
          <table:table-cell office:value-type="string">
            <text:p>L</text:p>
          </table:table-cell>
          <table:table-cell/>
          <table:table-cell table:style-name="ce25" office:value-type="string">
            <text:p>+10</text:p>
          </table:table-cell>
          <table:table-cell table:number-columns-repeated="2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 table:style-name="ce2" office:value-type="string">
            <text:p>G.Sun</text:p>
          </table:table-cell>
          <table:table-cell table:style-name="ce3" office:value-type="string">
            <text:p>1924-10-14 12:00</text:p>
          </table:table-cell>
          <table:table-cell table:style-name="ce11" office:value-type="float" office:value="201.071">
            <text:p>201.071</text:p>
          </table:table-cell>
          <table:table-cell office:value-type="string">
            <text:p>L</text:p>
          </table:table-cell>
          <table:table-cell table:style-name="ce2" office:value-type="string">
            <text:p>1929-10-11 12:00</text:p>
          </table:table-cell>
          <table:table-cell table:style-name="ce11" office:value-type="float" office:value="197.898999999999">
            <text:p>197.899</text:p>
          </table:table-cell>
          <table:table-cell office:value-type="string">
            <text:p>H</text:p>
          </table:table-cell>
          <table:table-cell/>
          <table:table-cell table:style-name="ce25" office:value-type="string">
            <text:p>-4</text:p>
          </table:table-cell>
          <table:table-cell table:number-columns-repeated="2"/>
          <table:table-cell office:value-type="string">
            <text:p>5 G.Sun revolutions</text:p>
          </table:table-cell>
          <table:table-cell table:number-columns-repeated="1007"/>
        </table:table-row>
        <table:table-row table:style-name="ro1">
          <table:table-cell table:style-name="ce2" table:number-columns-repeated="7"/>
          <table:table-cell table:number-columns-repeated="2"/>
          <table:table-cell table:style-name="ce2" office:value-type="string">
            <text:p>1929-10-29 12:00</text:p>
          </table:table-cell>
          <table:table-cell office:value-type="float" office:value="215.798999999999">
            <text:p>215.799</text:p>
          </table:table-cell>
          <table:table-cell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7"/>
          <table:table-cell table:number-columns-repeated="2"/>
          <table:table-cell table:style-name="ce2" office:value-type="string">
            <text:p>1929-11-13 12:00</text:p>
          </table:table-cell>
          <table:table-cell office:value-type="float" office:value="230.851999999999">
            <text:p>230.852</text:p>
          </table:table-cell>
          <table:table-cell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5"/>
          <table:table-cell table:number-columns-repeated="3"/>
          <table:table-cell table:style-name="ce16"/>
          <table:table-cell table:style-name="ce2" office:value-type="string">
            <text:p>1929-12-09 12:00</text:p>
          </table:table-cell>
          <table:table-cell office:value-type="float" office:value="257.166999999999">
            <text:p>257.167</text:p>
          </table:table-cell>
          <table:table-cell table:style-name="ce16" office:value-type="string">
            <text:p>H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2" table:number-columns-repeated="5"/>
          <table:table-cell table:number-columns-repeated="3"/>
          <table:table-cell table:style-name="ce16"/>
          <table:table-cell table:style-name="ce2" office:value-type="string">
            <text:p>1929-12-23 12:00</text:p>
          </table:table-cell>
          <table:table-cell office:value-type="float" office:value="271.412">
            <text:p>271.412</text:p>
          </table:table-cell>
          <table:table-cell table:style-name="ce16" office:value-type="string">
            <text:p>L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2" table:number-columns-repeated="5"/>
          <table:table-cell table:number-columns-repeated="3"/>
          <table:table-cell table:style-name="ce16"/>
          <table:table-cell table:style-name="ce2" office:value-type="string">
            <text:p>1930-01-16 12:00</text:p>
          </table:table-cell>
          <table:table-cell office:value-type="float" office:value="295.869000000001">
            <text:p>295.869</text:p>
          </table:table-cell>
          <table:table-cell table:style-name="ce16" office:value-type="string">
            <text:p>H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2" table:number-columns-repeated="5"/>
          <table:table-cell table:number-columns-repeated="3"/>
          <table:table-cell table:style-name="ce16"/>
          <table:table-cell table:style-name="ce2" office:value-type="string">
            <text:p>1930-01-18 12:00</text:p>
          </table:table-cell>
          <table:table-cell office:value-type="float" office:value="297.904999999999">
            <text:p>297.905</text:p>
          </table:table-cell>
          <table:table-cell table:style-name="ce16" office:value-type="string">
            <text:p>L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2" table:number-columns-repeated="5"/>
          <table:table-cell table:number-columns-repeated="3"/>
          <table:table-cell table:style-name="ce16"/>
          <table:table-cell table:style-name="ce2" office:value-type="string">
            <text:p>1930-02-13 12:00</text:p>
          </table:table-cell>
          <table:table-cell office:value-type="float" office:value="324.289000000001">
            <text:p>324.289</text:p>
          </table:table-cell>
          <table:table-cell table:style-name="ce16" office:value-type="string">
            <text:p>H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2" table:number-columns-repeated="5"/>
          <table:table-cell table:number-columns-repeated="3"/>
          <table:table-cell table:style-name="ce16"/>
          <table:table-cell table:style-name="ce2" office:value-type="string">
            <text:p>1930-02-25 12:00</text:p>
          </table:table-cell>
          <table:table-cell office:value-type="float" office:value="336.382">
            <text:p>336.382</text:p>
          </table:table-cell>
          <table:table-cell table:style-name="ce16" office:value-type="string">
            <text:p>L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2" table:number-columns-repeated="4"/>
          <table:table-cell table:number-columns-repeated="4"/>
          <table:table-cell table:style-name="ce16"/>
          <table:table-cell table:style-name="ce2" office:value-type="string">
            <text:p>1930-04-16 12:00</text:p>
          </table:table-cell>
          <table:table-cell office:value-type="float" office:value="25.973">
            <text:p>25.973</text:p>
          </table:table-cell>
          <table:table-cell table:style-name="ce16" office:value-type="string">
            <text:p>H</text:p>
          </table:table-cell>
          <table:table-cell/>
          <table:table-cell table:style-name="Default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 table:number-columns-repeated="4"/>
          <table:table-cell table:style-name="ce16"/>
          <table:table-cell table:style-name="ce2"/>
          <table:table-cell/>
          <table:table-cell table:style-name="ce16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2"/>
          <table:table-cell table:style-name="ce2" office:value-type="string">
            <text:p>10, 277</text:p>
          </table:table-cell>
          <table:table-cell table:style-name="ce2" table:number-columns-repeated="2"/>
          <table:table-cell table:style-name="ce2" office:value-type="string">
            <text:p>Could be 1917, on pg. 10, Joining army and patent.</text:p>
          </table:table-cell>
          <table:table-cell/>
          <table:table-cell table:style-name="ce2" office:value-type="string">
            <text:p>1917-04-10 12:00</text:p>
          </table:table-cell>
          <table:table-cell office:value-type="float" office:value="20.2510000000002">
            <text:p>20.251</text:p>
          </table:table-cell>
          <table:table-cell table:style-name="ce16"/>
          <table:table-cell table:style-name="ce2" office:value-type="string">
            <text:p>1930-04-11 12:00</text:p>
          </table:table-cell>
          <table:table-cell office:value-type="float" office:value="21.0779999999995">
            <text:p>21.078</text:p>
          </table:table-cell>
          <table:table-cell table:style-name="ce16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office:value-type="string">
            <text:p>1917-04-14 12:00</text:p>
          </table:table-cell>
          <table:table-cell office:value-type="float" office:value="24.1700000000001">
            <text:p>24.17</text:p>
          </table:table-cell>
          <table:table-cell table:style-name="ce16"/>
          <table:table-cell table:style-name="ce2" office:value-type="string">
            <text:p>1930-04-15 12:00</text:p>
          </table:table-cell>
          <table:table-cell office:value-type="float" office:value="24.994999999999">
            <text:p>24.995</text:p>
          </table:table-cell>
          <table:table-cell table:style-name="ce16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2" table:number-columns-repeated="4"/>
          <table:table-cell table:number-columns-repeated="4"/>
          <table:table-cell table:style-name="ce16"/>
          <table:table-cell table:style-name="ce2" office:value-type="string">
            <text:p>1930-04-16 12:00</text:p>
          </table:table-cell>
          <table:table-cell office:value-type="float" office:value="25.973">
            <text:p>25.973</text:p>
          </table:table-cell>
          <table:table-cell table:style-name="ce16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office:value-type="string">
            <text:p>1917-04-24 12:00</text:p>
          </table:table-cell>
          <table:table-cell office:value-type="float" office:value="33.9340000000011">
            <text:p>33.934</text:p>
          </table:table-cell>
          <table:table-cell table:style-name="ce16"/>
          <table:table-cell table:style-name="ce2"/>
          <table:table-cell/>
          <table:table-cell table:style-name="ce16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2" table:number-columns-repeated="4"/>
          <table:table-cell table:number-columns-repeated="4"/>
          <table:table-cell table:style-name="ce16"/>
          <table:table-cell table:style-name="ce2" office:value-type="string">
            <text:p>1930-04-29 12:00</text:p>
          </table:table-cell>
          <table:table-cell office:value-type="float" office:value="38.643">
            <text:p>38.643</text:p>
          </table:table-cell>
          <table:table-cell table:style-name="ce16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office:value-type="string">
            <text:p>1917-05-01 12:00</text:p>
          </table:table-cell>
          <table:table-cell office:value-type="float" office:value="40.737000000001">
            <text:p>40.737</text:p>
          </table:table-cell>
          <table:table-cell table:style-name="ce16"/>
          <table:table-cell table:style-name="ce2" office:value-type="string">
            <text:p>1930-04-30 12:00</text:p>
          </table:table-cell>
          <table:table-cell office:value-type="float" office:value="39.6139999999996">
            <text:p>39.614</text:p>
          </table:table-cell>
          <table:table-cell table:style-name="ce16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2" table:number-columns-repeated="4"/>
          <table:table-cell table:number-columns-repeated="4"/>
          <table:table-cell table:style-name="ce16"/>
          <table:table-cell table:style-name="ce2" office:value-type="string">
            <text:p>1930-05-05 12:00</text:p>
          </table:table-cell>
          <table:table-cell office:value-type="float" office:value="44.4629999999997">
            <text:p>44.463</text:p>
          </table:table-cell>
          <table:table-cell table:style-name="ce16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office:value-type="string">
            <text:p>1917-05-09 12:00</text:p>
          </table:table-cell>
          <table:table-cell office:value-type="float" office:value="48.4799999999996">
            <text:p>48.48</text:p>
          </table:table-cell>
          <table:table-cell table:style-name="ce16"/>
          <table:table-cell table:style-name="ce2"/>
          <table:table-cell/>
          <table:table-cell table:style-name="ce16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2" table:number-columns-repeated="4"/>
          <table:table-cell table:number-columns-repeated="4"/>
          <table:table-cell table:style-name="ce16"/>
          <table:table-cell table:style-name="ce2" office:value-type="string">
            <text:p>1930-05-14 12:00</text:p>
          </table:table-cell>
          <table:table-cell office:value-type="float" office:value="53.1569999999992">
            <text:p>53.157</text:p>
          </table:table-cell>
          <table:table-cell table:style-name="ce16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2" table:number-columns-repeated="4"/>
          <table:table-cell table:number-columns-repeated="4"/>
          <table:table-cell table:style-name="ce16"/>
          <table:table-cell table:style-name="ce2" office:value-type="string">
            <text:p>1930-05-20 12:00</text:p>
          </table:table-cell>
          <table:table-cell office:value-type="float" office:value="58.9359999999997">
            <text:p>58.936</text:p>
          </table:table-cell>
          <table:table-cell table:style-name="ce16"/>
          <table:table-cell/>
          <table:table-cell table:style-name="Default"/>
          <table:table-cell table:number-columns-repeated="1010"/>
        </table:table-row>
        <table:table-row table:style-name="ro1" table:number-rows-repeated="5">
          <table:table-cell table:style-name="ce2" table:number-columns-repeated="4"/>
          <table:table-cell table:number-columns-repeated="4"/>
          <table:table-cell table:style-name="ce16"/>
          <table:table-cell table:style-name="ce2"/>
          <table:table-cell/>
          <table:table-cell table:style-name="ce16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2" table:number-columns-repeated="5"/>
          <table:table-cell/>
          <table:table-cell table:style-name="ce2"/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8" table:number-columns-repeated="2"/>
          <table:table-cell table:style-name="ce15"/>
          <table:table-cell table:number-columns-repeated="1012"/>
        </table:table-row>
        <table:table-row table:style-name="ro1">
          <table:table-cell table:style-name="ce2"/>
          <table:table-cell table:style-name="ce2" office:value-type="string">
            <text:p>279</text:p>
          </table:table-cell>
          <table:table-cell table:style-name="ce2"/>
          <table:table-cell table:style-name="ce2" office:value-type="string">
            <text:p>Middle of May [1930]</text:p>
          </table:table-cell>
          <table:table-cell table:style-name="ce2" office:value-type="string">
            <text:p>Japan attacks LA. <text:s/>Silent motor. <text:s/>6 inch guns</text:p>
          </table:table-cell>
          <table:table-cell table:style-name="ce2"/>
          <table:table-cell table:style-name="ce2" office:value-type="string">
            <text:p>1924-05-07 12:00</text:p>
          </table:table-cell>
          <table:table-cell office:value-type="float" office:value="46.843000000001">
            <text:p>46.843</text:p>
          </table:table-cell>
          <table:table-cell office:value-type="string">
            <text:p>H</text:p>
          </table:table-cell>
          <table:table-cell table:style-name="ce2" office:value-type="string">
            <text:p>1930-05-05 12:00</text:p>
          </table:table-cell>
          <table:table-cell office:value-type="float" office:value="44.463">
            <text:p>44.463</text:p>
          </table:table-cell>
          <table:table-cell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2" office:value-type="string">
            <text:p>1924-05-14 12:00</text:p>
          </table:table-cell>
          <table:table-cell office:value-type="float" office:value="53.602999999999">
            <text:p>53.603</text:p>
          </table:table-cell>
          <table:table-cell office:value-type="string">
            <text:p>higher L</text:p>
          </table:table-cell>
          <table:table-cell table:style-name="ce2" office:value-type="string">
            <text:p>1930-05-14 12:00</text:p>
          </table:table-cell>
          <table:table-cell office:value-type="float" office:value="53.156999999999">
            <text:p>53.157</text:p>
          </table:table-cell>
          <table:table-cell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2" office:value-type="string">
            <text:p>1924-05-20 12:00</text:p>
          </table:table-cell>
          <table:table-cell office:value-type="float" office:value="59.378000000001">
            <text:p>59.378</text:p>
          </table:table-cell>
          <table:table-cell office:value-type="string">
            <text:p>L</text:p>
          </table:table-cell>
          <table:table-cell table:style-name="ce2" office:value-type="string">
            <text:p>1930-05-20 12:00</text:p>
          </table:table-cell>
          <table:table-cell office:value-type="float" office:value="58.936">
            <text:p>58.936</text:p>
          </table:table-cell>
          <table:table-cell office:value-type="string">
            <text:p>L</text:p>
          </table:table-cell>
          <table:table-cell table:number-columns-repeated="1012"/>
        </table:table-row>
        <table:table-row table:style-name="ro1" table:number-rows-repeated="3">
          <table:table-cell table:style-name="ce2" table:number-columns-repeated="6"/>
          <table:table-cell table:style-name="ce8" table:number-columns-repeated="2"/>
          <table:table-cell/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279</text:p>
          </table:table-cell>
          <table:table-cell table:style-name="ce2"/>
          <table:table-cell table:style-name="ce2" office:value-type="string">
            <text:p>Middle of May [1930]</text:p>
          </table:table-cell>
          <table:table-cell table:style-name="ce2" office:value-type="string">
            <text:p>Japan attacks LA. <text:s/>Silent motor.</text:p>
          </table:table-cell>
          <table:table-cell table:style-name="ce2"/>
          <table:table-cell table:style-name="ce2" office:value-type="string">
            <text:p>1928-05-14 12:00</text:p>
          </table:table-cell>
          <table:table-cell office:value-type="float" office:value="53.630000000001">
            <text:p>53.63</text:p>
          </table:table-cell>
          <table:table-cell office:value-type="string">
            <text:p>H</text:p>
          </table:table-cell>
          <table:table-cell table:style-name="ce2" office:value-type="string">
            <text:p>1930-05-14 12:00</text:p>
          </table:table-cell>
          <table:table-cell office:value-type="float" office:value="53.156999999999">
            <text:p>53.157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probably wrong.</text:p>
          </table:table-cell>
          <table:table-cell table:number-columns-repeated="1009"/>
        </table:table-row>
        <table:table-row table:style-name="ro1">
          <table:table-cell table:style-name="ce2" table:number-columns-repeated="6"/>
          <table:table-cell table:style-name="ce2" office:value-type="string">
            <text:p>1928-05-22 12:00</text:p>
          </table:table-cell>
          <table:table-cell office:value-type="float" office:value="61.3330000000005">
            <text:p>61.333</text:p>
          </table:table-cell>
          <table:table-cell office:value-type="string">
            <text:p>L</text:p>
          </table:table-cell>
          <table:table-cell table:style-name="ce2" office:value-type="string">
            <text:p>1930-05-20 12:00</text:p>
          </table:table-cell>
          <table:table-cell office:value-type="float" office:value="58.936">
            <text:p>58.936</text:p>
          </table:table-cell>
          <table:table-cell office:value-type="string">
            <text:p>L</text:p>
          </table:table-cell>
          <table:table-cell office:value-type="string">
            <text:p>[Inversion]</text:p>
          </table:table-cell>
          <table:table-cell/>
          <table:table-cell office:value-type="string">
            <text:p>probably wrong.</text:p>
          </table:table-cell>
          <table:table-cell table:number-columns-repeated="1009"/>
        </table:table-row>
        <table:table-row table:style-name="ro1">
          <table:table-cell table:style-name="ce2" table:number-columns-repeated="6"/>
          <table:table-cell table:style-name="ce2" office:value-type="string">
            <text:p>1928-06-02 12:00</text:p>
          </table:table-cell>
          <table:table-cell office:value-type="float" office:value="71.884">
            <text:p>71.884</text:p>
          </table:table-cell>
          <table:table-cell office:value-type="string">
            <text:p>H</text:p>
          </table:table-cell>
          <table:table-cell table:style-name="ce2" office:value-type="string">
            <text:p>1930-06-02 12:00</text:p>
          </table:table-cell>
          <table:table-cell office:value-type="float" office:value="71.416999999999">
            <text:p>71.417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probably wrong.</text:p>
          </table:table-cell>
          <table:table-cell table:number-columns-repeated="1009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/>
          <table:table-cell table:style-name="ce8" table:number-columns-repeated="2"/>
          <table:table-cell table:number-columns-repeated="3"/>
          <table:table-cell office:value-type="string">
            <text:p>probably wrong.</text:p>
          </table:table-cell>
          <table:table-cell table:number-columns-repeated="1009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/>
          <table:table-cell table:style-name="ce8" table:number-columns-repeated="2"/>
          <table:table-cell table:number-columns-repeated="3"/>
          <table:table-cell office:value-type="string">
            <text:p>probably wrong.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>
            <text:p>279</text:p>
          </table:table-cell>
          <table:table-cell table:style-name="ce2"/>
          <table:table-cell table:style-name="ce2" office:value-type="string">
            <text:p>Middle of May [1930]</text:p>
          </table:table-cell>
          <table:table-cell table:style-name="ce2" office:value-type="string">
            <text:p>Japan attacks LA. <text:s/>Silent motor.</text:p>
          </table:table-cell>
          <table:table-cell table:style-name="ce2"/>
          <table:table-cell table:style-name="ce2" office:value-type="string">
            <text:p>1914-05-19 12:00</text:p>
          </table:table-cell>
          <table:table-cell office:value-type="float" office:value="57.856">
            <text:p>57.856</text:p>
          </table:table-cell>
          <table:table-cell office:value-type="string">
            <text:p>H</text:p>
          </table:table-cell>
          <table:table-cell table:style-name="ce2" office:value-type="string">
            <text:p>1930-05-20 12:00</text:p>
          </table:table-cell>
          <table:table-cell office:value-type="float" office:value="58.936">
            <text:p>58.936</text:p>
          </table:table-cell>
          <table:table-cell office:value-type="string">
            <text:p>L</text:p>
          </table:table-cell>
          <table:table-cell table:number-columns-repeated="2"/>
          <table:table-cell office:value-type="string">
            <text:p>probably wrong.</text:p>
          </table:table-cell>
          <table:table-cell table:number-columns-repeated="1009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/>
          <table:table-cell table:style-name="ce2" office:value-type="string">
            <text:p>1930-06-02 12:00</text:p>
          </table:table-cell>
          <table:table-cell office:value-type="float" office:value="71.416999999999">
            <text:p>71.417</text:p>
          </table:table-cell>
          <table:table-cell office:value-type="string">
            <text:p>H</text:p>
          </table:table-cell>
          <table:table-cell office:value-type="string">
            <text:p>[Inversion]</text:p>
          </table:table-cell>
          <table:table-cell/>
          <table:table-cell office:value-type="string">
            <text:p>probably wrong.</text:p>
          </table:table-cell>
          <table:table-cell table:number-columns-repeated="1009"/>
        </table:table-row>
        <table:table-row table:style-name="ro1">
          <table:table-cell table:style-name="ce2" table:number-columns-repeated="6"/>
          <table:table-cell table:style-name="ce2" office:value-type="string">
            <text:p>1914-06-25 12:00</text:p>
          </table:table-cell>
          <table:table-cell office:value-type="float" office:value="93.269">
            <text:p>93.269</text:p>
          </table:table-cell>
          <table:table-cell office:value-type="string">
            <text:p>L</text:p>
          </table:table-cell>
          <table:table-cell table:style-name="ce2" office:value-type="string">
            <text:p>1930-06-25 12:00</text:p>
          </table:table-cell>
          <table:table-cell office:value-type="float" office:value="93.389999999999">
            <text:p>93.39</text:p>
          </table:table-cell>
          <table:table-cell office:value-type="string">
            <text:p>L</text:p>
          </table:table-cell>
          <table:table-cell table:number-columns-repeated="2"/>
          <table:table-cell office:value-type="string">
            <text:p>probably wrong.</text:p>
          </table:table-cell>
          <table:table-cell table:number-columns-repeated="1009"/>
        </table:table-row>
        <table:table-row table:style-name="ro1">
          <table:table-cell table:style-name="ce2" table:number-columns-repeated="6"/>
          <table:table-cell table:style-name="ce2" office:value-type="string">
            <text:p>1914-07-08 12:00</text:p>
          </table:table-cell>
          <table:table-cell office:value-type="float" office:value="105.663">
            <text:p>105.663</text:p>
          </table:table-cell>
          <table:table-cell office:value-type="string">
            <text:p>H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table:number-columns-repeated="7"/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2" table:number-columns-repeated="7"/>
          <table:table-cell table:number-columns-repeated="2"/>
          <table:table-cell table:style-name="ce2" office:value-type="string">
            <text:p>1930-07-28 12:00</text:p>
          </table:table-cell>
          <table:table-cell office:value-type="float" office:value="124.877">
            <text:p>124.877</text:p>
          </table:table-cell>
          <table:table-cell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7"/>
          <table:table-cell table:number-columns-repeated="2"/>
          <table:table-cell table:style-name="ce2" office:value-type="string">
            <text:p>1930-08-13 12:00</text:p>
          </table:table-cell>
          <table:table-cell office:value-type="float" office:value="140.203">
            <text:p>140.203</text:p>
          </table:table-cell>
          <table:table-cell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7"/>
          <table:table-cell table:number-columns-repeated="2"/>
          <table:table-cell table:style-name="ce2" office:value-type="string">
            <text:p>1930-09-10 12:00</text:p>
          </table:table-cell>
          <table:table-cell office:value-type="float" office:value="167.253000000001">
            <text:p>167.253</text:p>
          </table:table-cell>
          <table:table-cell office:value-type="string">
            <text:p>H</text:p>
          </table:table-cell>
          <table:table-cell table:number-columns-repeated="1012"/>
        </table:table-row>
        <table:table-row table:style-name="ro1" table:number-rows-repeated="5">
          <table:table-cell table:style-name="ce2" table:number-columns-repeated="7"/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8" table:number-columns-repeated="2"/>
          <table:table-cell table:style-name="ce15"/>
          <table:table-cell table:number-columns-repeated="1012"/>
        </table:table-row>
        <table:table-row table:style-name="ro1">
          <table:table-cell table:style-name="ce2"/>
          <table:table-cell table:style-name="ce2" office:value-type="string">
            <text:p>341</text:p>
          </table:table-cell>
          <table:table-cell table:style-name="ce2" office:value-type="string">
            <text:p>[1915-10-18]</text:p>
          </table:table-cell>
          <table:table-cell table:style-name="ce2" office:value-type="string">
            <text:p>1931-10-18</text:p>
          </table:table-cell>
          <table:table-cell table:style-name="ce2" office:value-type="string">
            <text:p>15-days armistice expired on October 18, 1931.</text:p>
          </table:table-cell>
          <table:table-cell table:style-name="ce2"/>
          <table:table-cell table:style-name="ce2" office:value-type="string">
            <text:p>1915-10-22 12:00</text:p>
          </table:table-cell>
          <table:table-cell office:value-type="float" office:value="208.215">
            <text:p>208.215</text:p>
          </table:table-cell>
          <table:table-cell office:value-type="string">
            <text:p>H</text:p>
          </table:table-cell>
          <table:table-cell table:style-name="ce3" office:value-type="string">
            <text:p>1930-10-22 12:00</text:p>
          </table:table-cell>
          <table:table-cell office:value-type="float" office:value="208.576000000001">
            <text:p>208.576</text:p>
          </table:table-cell>
          <table:table-cell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/>
          <table:table-cell table:style-name="ce3" office:value-type="string">
            <text:p>1930-10-28 12:00</text:p>
          </table:table-cell>
          <table:table-cell table:style-name="ce4" office:value-type="float" office:value="214.561">
            <text:p>214.561</text:p>
          </table:table-cell>
          <table:table-cell office:value-type="string">
            <text:p>H</text:p>
          </table:table-cell>
          <table:table-cell office:value-type="string">
            <text:p>[Inversion]</text:p>
          </table:table-cell>
          <table:table-cell table:number-columns-repeated="1011"/>
        </table:table-row>
        <table:table-row table:style-name="ro1">
          <table:table-cell table:style-name="ce2" table:number-columns-repeated="6"/>
          <table:table-cell table:style-name="ce2" office:value-type="string">
            <text:p>1915-11-09 12:00</text:p>
          </table:table-cell>
          <table:table-cell office:value-type="float" office:value="226.222">
            <text:p>226.222</text:p>
          </table:table-cell>
          <table:table-cell office:value-type="string">
            <text:p>L</text:p>
          </table:table-cell>
          <table:table-cell table:style-name="ce2" office:value-type="string">
            <text:p>1930-11-10 12:00</text:p>
          </table:table-cell>
          <table:table-cell office:value-type="float" office:value="227.586999999999">
            <text:p>227.587</text:p>
          </table:table-cell>
          <table:table-cell office:value-type="string">
            <text:p>L</text:p>
          </table:table-cell>
          <table:table-cell table:number-columns-repeated="1012"/>
        </table:table-row>
        <table:table-row table:style-name="ro1" table:number-rows-repeated="2">
          <table:table-cell table:style-name="ce2" table:number-columns-repeated="6"/>
          <table:table-cell table:style-name="ce8" table:number-columns-repeated="2"/>
          <table:table-cell/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348">
            <text:p>348</text:p>
          </table:table-cell>
          <table:table-cell table:style-name="ce2" office:value-type="string">
            <text:p>1918-11</text:p>
          </table:table-cell>
          <table:table-cell table:style-name="ce2" office:value-type="string">
            <text:p>1931-11-25</text:p>
          </table:table-cell>
          <table:table-cell table:style-name="ce2" office:value-type="string">
            <text:p>12 years</text:p>
          </table:table-cell>
          <table:table-cell table:style-name="ce2"/>
          <table:table-cell table:style-name="ce8" office:value-type="string">
            <text:p>1918-11-09 12:00</text:p>
          </table:table-cell>
          <table:table-cell table:style-name="ce8" office:value-type="float" office:value="226.5">
            <text:p>226.5</text:p>
          </table:table-cell>
          <table:table-cell office:value-type="string">
            <text:p>H</text:p>
          </table:table-cell>
          <table:table-cell table:style-name="ce8" office:value-type="string">
            <text:p>1930-11-10 12:00</text:p>
          </table:table-cell>
          <table:table-cell table:style-name="ce12" office:value-type="float" office:value="227.586999999999">
            <text:p>227.587</text:p>
          </table:table-cell>
          <table:table-cell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office:value-type="string">
            <text:p>1918-11-25 12:00</text:p>
          </table:table-cell>
          <table:table-cell table:style-name="ce12" office:value-type="float" office:value="242.634">
            <text:p>242.634</text:p>
          </table:table-cell>
          <table:table-cell office:value-type="string">
            <text:p>L</text:p>
          </table:table-cell>
          <table:table-cell table:style-name="ce2" office:value-type="string">
            <text:p>1930-11-25 12:00</text:p>
          </table:table-cell>
          <table:table-cell office:value-type="float" office:value="242.721">
            <text:p>242.721</text:p>
          </table:table-cell>
          <table:table-cell office:value-type="string">
            <text:p>H</text:p>
          </table:table-cell>
          <table:table-cell table:number-columns-repeated="1012"/>
        </table:table-row>
        <table:table-row table:style-name="ro1" table:number-rows-repeated="2">
          <table:table-cell table:style-name="ce2" table:number-columns-repeated="6"/>
          <table:table-cell table:style-name="ce8" table:number-columns-repeated="2"/>
          <table:table-cell table:style-name="ce15"/>
          <table:table-cell table:style-name="ce8" table:number-columns-repeated="2"/>
          <table:table-cell table:style-name="ce15"/>
          <table:table-cell table:number-columns-repeated="1012"/>
        </table:table-row>
        <table:table-row table:style-name="ro1">
          <table:table-cell table:style-name="ce2"/>
          <table:table-cell table:style-name="ce2" office:value-type="string">
            <text:p>349</text:p>
          </table:table-cell>
          <table:table-cell table:style-name="ce2"/>
          <table:table-cell table:style-name="ce2" office:value-type="string">
            <text:p>December 7 [1931]</text:p>
          </table:table-cell>
          <table:table-cell table:style-name="ce2" table:number-columns-repeated="2"/>
          <table:table-cell table:style-name="ce8" table:number-columns-repeated="2"/>
          <table:table-cell table:style-name="ce15"/>
          <table:table-cell table:style-name="ce2" office:value-type="string">
            <text:p>1930-12-17 12:00</text:p>
          </table:table-cell>
          <table:table-cell office:value-type="float" office:value="265.054">
            <text:p>265.054</text:p>
          </table:table-cell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0-12-18</text:p>
          </table:table-cell>
          <table:table-cell/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0-12-29 12:00</text:p>
          </table:table-cell>
          <table:table-cell office:value-type="float" office:value="277.280999999999">
            <text:p>277.281</text:p>
          </table:table-cell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01-09 12:00</text:p>
          </table:table-cell>
          <table:table-cell office:value-type="float" office:value="288.49">
            <text:p>288.49</text:p>
          </table:table-cell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01-19 12:00</text:p>
          </table:table-cell>
          <table:table-cell office:value-type="float" office:value="298.678">
            <text:p>298.678</text:p>
          </table:table-cell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01-23</text:p>
          </table:table-cell>
          <table:table-cell/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01-29</text:p>
          </table:table-cell>
          <table:table-cell/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2" office:value-type="string">
            <text:p>1919-02-08 12:00</text:p>
          </table:table-cell>
          <table:table-cell office:value-type="float" office:value="318.904">
            <text:p>318.904</text:p>
          </table:table-cell>
          <table:table-cell table:style-name="ce15" office:value-type="string">
            <text:p>L</text:p>
          </table:table-cell>
          <table:table-cell table:style-name="ce2" office:value-type="string">
            <text:p>1931-02-07 12:00</text:p>
          </table:table-cell>
          <table:table-cell office:value-type="float" office:value="317.974">
            <text:p>317.974</text:p>
          </table:table-cell>
          <table:table-cell table:style-name="ce15" office:value-type="string">
            <text:p>[Gap up after this date]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8" table:number-columns-repeated="2"/>
          <table:table-cell table:style-name="ce15"/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8" office:value-type="string">
            <text:p>1931-02-11</text:p>
          </table:table-cell>
          <table:table-cell office:value-type="float" office:value="322.023000000001">
            <text:p>322.023</text:p>
          </table:table-cell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8" office:value-type="string">
            <text:p>1931-02-17</text:p>
          </table:table-cell>
          <table:table-cell office:value-type="float" office:value="328.085999999999">
            <text:p>328.086</text:p>
          </table:table-cell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02-24 12:00</text:p>
          </table:table-cell>
          <table:table-cell office:value-type="float" office:value="335.139999999999">
            <text:p>335.14</text:p>
          </table:table-cell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03-13 12:00</text:p>
          </table:table-cell>
          <table:table-cell office:value-type="float" office:value="352.164000000001">
            <text:p>352.164</text:p>
          </table:table-cell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03-20 12:00</text:p>
          </table:table-cell>
          <table:table-cell office:value-type="float" office:value="359.132">
            <text:p>359.132</text:p>
          </table:table-cell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04-07</text:p>
          </table:table-cell>
          <table:table-cell office:value-type="float" office:value="16.9179999999997">
            <text:p>16.918</text:p>
          </table:table-cell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04-14</text:p>
          </table:table-cell>
          <table:table-cell office:value-type="float" office:value="23.7860000000001">
            <text:p>23.786</text:p>
          </table:table-cell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04-29 12:00</text:p>
          </table:table-cell>
          <table:table-cell office:value-type="float" office:value="38.4160000000011">
            <text:p>38.416</text:p>
          </table:table-cell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05-09 12:00</text:p>
          </table:table-cell>
          <table:table-cell office:value-type="float" office:value="48.101999999999">
            <text:p>48.102</text:p>
          </table:table-cell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06-02 12:00</text:p>
          </table:table-cell>
          <table:table-cell table:style-name="ce21" office:value-type="float" office:value="71.1890000000003">
            <text:p>71.189</text:p>
          </table:table-cell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06-09 12:00</text:p>
          </table:table-cell>
          <table:table-cell office:value-type="float" office:value="77.8869999999988">
            <text:p>77.887</text:p>
          </table:table-cell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06-19 12:00</text:p>
          </table:table-cell>
          <table:table-cell office:value-type="float" office:value="87.4419999999991">
            <text:p>87.442</text:p>
          </table:table-cell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06-27 12:00</text:p>
          </table:table-cell>
          <table:table-cell office:value-type="float" office:value="95.0730000000003">
            <text:p>95.073</text:p>
          </table:table-cell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07-15</text:p>
          </table:table-cell>
          <table:table-cell office:value-type="float" office:value="112.236000000001">
            <text:p>112.236</text:p>
          </table:table-cell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07-21</text:p>
          </table:table-cell>
          <table:table-cell office:value-type="float" office:value="117.963">
            <text:p>117.963</text:p>
          </table:table-cell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08-06 12:00</text:p>
          </table:table-cell>
          <table:table-cell office:value-type="float" office:value="133.258">
            <text:p>133.258</text:p>
          </table:table-cell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08-10</text:p>
          </table:table-cell>
          <table:table-cell office:value-type="float" office:value="137.094000000001">
            <text:p>137.094</text:p>
          </table:table-cell>
          <table:table-cell table:style-name="ce15" office:value-type="string">
            <text:p>L</text:p>
          </table:table-cell>
          <table:table-cell office:value-type="string">
            <text:p>Secondary low.</text:p>
          </table:table-cell>
          <table:table-cell table:number-columns-repeated="1011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08-15 12:00</text:p>
          </table:table-cell>
          <table:table-cell table:style-name="ce22" office:value-type="float" office:value="141.897000000001">
            <text:p>141.897</text:p>
          </table:table-cell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08-24</text:p>
          </table:table-cell>
          <table:table-cell table:style-name="ce22"/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08-29</text:p>
          </table:table-cell>
          <table:table-cell table:style-name="ce22"/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09-21</text:p>
          </table:table-cell>
          <table:table-cell table:style-name="ce22"/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09-23</text:p>
          </table:table-cell>
          <table:table-cell table:style-name="ce22"/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10-05 12:00</text:p>
          </table:table-cell>
          <table:table-cell table:style-name="ce22" office:value-type="float" office:value="191.491">
            <text:p>191.491</text:p>
          </table:table-cell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10-09</text:p>
          </table:table-cell>
          <table:table-cell table:style-name="ce22"/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10-14</text:p>
          </table:table-cell>
          <table:table-cell table:style-name="ce22"/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10-24</text:p>
          </table:table-cell>
          <table:table-cell table:style-name="ce22"/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10-29</text:p>
          </table:table-cell>
          <table:table-cell table:style-name="ce22"/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11-09 12:00</text:p>
          </table:table-cell>
          <table:table-cell office:value-type="float" office:value="226.339">
            <text:p>226.339</text:p>
          </table:table-cell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12-04</text:p>
          </table:table-cell>
          <table:table-cell table:style-name="ce22"/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I</text:p>
          </table:table-cell>
          <table:table-cell table:style-name="ce2" table:number-columns-repeated="5"/>
          <table:table-cell table:style-name="ce8" table:number-columns-repeated="2"/>
          <table:table-cell table:style-name="ce15"/>
          <table:table-cell table:style-name="ce2" office:value-type="string">
            <text:p>1931-12-07</text:p>
          </table:table-cell>
          <table:table-cell table:style-name="ce22"/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12-17</text:p>
          </table:table-cell>
          <table:table-cell table:style-name="ce22"/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12-19</text:p>
          </table:table-cell>
          <table:table-cell/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1-12-28</text:p>
          </table:table-cell>
          <table:table-cell/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4"/>
          <table:table-cell/>
          <table:table-cell table:style-name="ce2"/>
          <table:table-cell table:style-name="ce8" table:number-columns-repeated="2"/>
          <table:table-cell table:style-name="ce15"/>
          <table:table-cell table:style-name="ce2" office:value-type="string">
            <text:p>1931-12-31</text:p>
          </table:table-cell>
          <table:table-cell/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4"/>
          <table:table-cell/>
          <table:table-cell table:style-name="ce2"/>
          <table:table-cell table:style-name="ce8" table:number-columns-repeated="2"/>
          <table:table-cell table:style-name="ce15"/>
          <table:table-cell table:style-name="ce2" office:value-type="string">
            <text:p>1932-01-05</text:p>
          </table:table-cell>
          <table:table-cell/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4"/>
          <table:table-cell/>
          <table:table-cell table:style-name="ce2"/>
          <table:table-cell table:style-name="ce8" table:number-columns-repeated="2"/>
          <table:table-cell table:style-name="ce15"/>
          <table:table-cell table:style-name="ce2" office:value-type="string">
            <text:p>1932-01-14</text:p>
          </table:table-cell>
          <table:table-cell/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4"/>
          <table:table-cell/>
          <table:table-cell table:style-name="ce2"/>
          <table:table-cell table:style-name="ce8" table:number-columns-repeated="2"/>
          <table:table-cell table:style-name="ce15"/>
          <table:table-cell table:style-name="ce2" office:value-type="string">
            <text:p>1932-02-10</text:p>
          </table:table-cell>
          <table:table-cell/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4"/>
          <table:table-cell/>
          <table:table-cell table:style-name="ce2"/>
          <table:table-cell table:style-name="ce8" table:number-columns-repeated="2"/>
          <table:table-cell table:style-name="ce15"/>
          <table:table-cell table:style-name="ce2" office:value-type="string">
            <text:p>1932-02-19</text:p>
          </table:table-cell>
          <table:table-cell/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4"/>
          <table:table-cell/>
          <table:table-cell table:style-name="ce2"/>
          <table:table-cell table:style-name="ce8" table:number-columns-repeated="2"/>
          <table:table-cell table:style-name="ce15"/>
          <table:table-cell table:style-name="ce2" office:value-type="string">
            <text:p>1932-02-24</text:p>
          </table:table-cell>
          <table:table-cell/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4"/>
          <table:table-cell/>
          <table:table-cell table:style-name="ce2"/>
          <table:table-cell table:style-name="ce8" table:number-columns-repeated="2"/>
          <table:table-cell table:style-name="ce15"/>
          <table:table-cell table:style-name="ce2" office:value-type="string">
            <text:p>1932-03-01</text:p>
          </table:table-cell>
          <table:table-cell/>
          <table:table-cell table:style-name="ce15" office:value-type="string">
            <text:p>L</text:p>
          </table:table-cell>
          <table:table-cell office:value-type="string">
            <text:p>Secondary low.</text:p>
          </table:table-cell>
          <table:table-cell table:number-columns-repeated="1011"/>
        </table:table-row>
        <table:table-row table:style-name="ro1">
          <table:table-cell table:style-name="ce2" table:number-columns-repeated="4"/>
          <table:table-cell/>
          <table:table-cell table:style-name="ce2"/>
          <table:table-cell table:style-name="ce8" table:number-columns-repeated="2"/>
          <table:table-cell table:style-name="ce15"/>
          <table:table-cell table:style-name="ce2" office:value-type="string">
            <text:p>1932-03-09</text:p>
          </table:table-cell>
          <table:table-cell/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 table:number-rows-repeated="12">
          <table:table-cell table:style-name="ce2" table:number-columns-repeated="4"/>
          <table:table-cell/>
          <table:table-cell table:style-name="ce2"/>
          <table:table-cell table:style-name="ce8" table:number-columns-repeated="2"/>
          <table:table-cell table:style-name="ce15"/>
          <table:table-cell table:style-name="ce2"/>
          <table:table-cell/>
          <table:table-cell table:style-name="ce15"/>
          <table:table-cell table:number-columns-repeated="1012"/>
        </table:table-row>
        <table:table-row table:style-name="ro1">
          <table:table-cell table:style-name="ce2" table:number-columns-repeated="3"/>
          <table:table-cell office:value-type="string">
            <text:p>Detroit December 7, 1931.</text:p>
          </table:table-cell>
          <table:table-cell table:style-name="ce6" office:value-type="string">
            <text:p>pg. 342. <text:s/>November 20, 1931. <text:s/>Teltalk. <text:s/>Connection to pg. 229. <text:s/>June [1928]. <text:s/></text:p>
          </table:table-cell>
          <table:table-cell/>
          <table:table-cell table:style-name="ce2" office:value-type="string">
            <text:p>1928-06-02 12:00</text:p>
          </table:table-cell>
          <table:table-cell office:value-type="float" office:value="71.884">
            <text:p>71.884</text:p>
          </table:table-cell>
          <table:table-cell table:style-name="Default" office:value-type="float" office:value="220.96">
            <text:p>220.96</text:p>
          </table:table-cell>
          <table:table-cell table:style-name="ce2" office:value-type="string">
            <text:p>1931-12-07 12:00</text:p>
          </table:table-cell>
          <table:table-cell office:value-type="float" office:value="254.638999999999">
            <text:p>254.639</text:p>
          </table:table-cell>
          <table:table-cell table:style-name="Default" office:value-type="float" office:value="89.16">
            <text:p>89.1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office:value-type="string">
            <text:p>1928-06-03 12:00</text:p>
          </table:table-cell>
          <table:table-cell office:value-type="float" office:value="72.8420000000006">
            <text:p>72.842</text:p>
          </table:table-cell>
          <table:table-cell table:style-name="Default"/>
          <table:table-cell table:style-name="ce2" office:value-type="string">
            <text:p>1931-12-08 12:00</text:p>
          </table:table-cell>
          <table:table-cell office:value-type="float" office:value="255.654999999999">
            <text:p>255.655</text:p>
          </table:table-cell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office:value-type="string">
            <text:p>1928-06-04 12:00</text:p>
          </table:table-cell>
          <table:table-cell office:value-type="float" office:value="73.7979999999989">
            <text:p>73.798</text:p>
          </table:table-cell>
          <table:table-cell table:style-name="Default"/>
          <table:table-cell table:style-name="ce2" office:value-type="string">
            <text:p>1931-12-09 12:00</text:p>
          </table:table-cell>
          <table:table-cell office:value-type="float" office:value="256.671">
            <text:p>256.671</text:p>
          </table:table-cell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office:value-type="string">
            <text:p>1928-06-05 12:00</text:p>
          </table:table-cell>
          <table:table-cell office:value-type="float" office:value="74.755000000001">
            <text:p>74.755</text:p>
          </table:table-cell>
          <table:table-cell table:style-name="Default"/>
          <table:table-cell table:style-name="ce2" office:value-type="string">
            <text:p>1931-12-10 12:00</text:p>
          </table:table-cell>
          <table:table-cell office:value-type="float" office:value="257.688">
            <text:p>257.688</text:p>
          </table:table-cell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office:value-type="string">
            <text:p>1928-06-06 12:00</text:p>
          </table:table-cell>
          <table:table-cell office:value-type="float" office:value="75.7119999999995">
            <text:p>75.712</text:p>
          </table:table-cell>
          <table:table-cell table:style-name="Default"/>
          <table:table-cell table:style-name="ce2" office:value-type="string">
            <text:p>1931-12-11 12:00</text:p>
          </table:table-cell>
          <table:table-cell office:value-type="float" office:value="258.705">
            <text:p>258.705</text:p>
          </table:table-cell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office:value-type="string">
            <text:p>1928-06-07 12:00</text:p>
          </table:table-cell>
          <table:table-cell office:value-type="float" office:value="76.6679999999997">
            <text:p>76.668</text:p>
          </table:table-cell>
          <table:table-cell table:style-name="Default"/>
          <table:table-cell table:style-name="ce2" office:value-type="string">
            <text:p>1931-12-12 12:00</text:p>
          </table:table-cell>
          <table:table-cell office:value-type="float" office:value="259.722">
            <text:p>259.722</text:p>
          </table:table-cell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office:value-type="string">
            <text:p>1928-06-08 12:00</text:p>
          </table:table-cell>
          <table:table-cell office:value-type="float" office:value="77.6239999999998">
            <text:p>77.624</text:p>
          </table:table-cell>
          <table:table-cell table:style-name="Default"/>
          <table:table-cell table:style-name="ce2" office:value-type="string">
            <text:p>1931-12-13 12:00</text:p>
          </table:table-cell>
          <table:table-cell office:value-type="float" office:value="260.739">
            <text:p>260.739</text:p>
          </table:table-cell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office:value-type="string">
            <text:p>1928-06-09 12:00</text:p>
          </table:table-cell>
          <table:table-cell office:value-type="float" office:value="78.5799999999999">
            <text:p>78.58</text:p>
          </table:table-cell>
          <table:table-cell table:style-name="Default"/>
          <table:table-cell table:style-name="ce2" office:value-type="string">
            <text:p>1931-12-14 12:00</text:p>
          </table:table-cell>
          <table:table-cell office:value-type="float" office:value="261.757">
            <text:p>261.757</text:p>
          </table:table-cell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office:value-type="string">
            <text:p>1928-06-10 12:00</text:p>
          </table:table-cell>
          <table:table-cell office:value-type="float" office:value="79.5360000000001">
            <text:p>79.536</text:p>
          </table:table-cell>
          <table:table-cell table:style-name="Default"/>
          <table:table-cell table:style-name="ce2" office:value-type="string">
            <text:p>1931-12-15 12:00</text:p>
          </table:table-cell>
          <table:table-cell office:value-type="float" office:value="262.773999999999">
            <text:p>262.774</text:p>
          </table:table-cell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office:value-type="string">
            <text:p>1928-06-11 12:00</text:p>
          </table:table-cell>
          <table:table-cell office:value-type="float" office:value="80.491">
            <text:p>80.491</text:p>
          </table:table-cell>
          <table:table-cell table:style-name="Default"/>
          <table:table-cell table:style-name="ce2" office:value-type="string">
            <text:p>1931-12-16 12:00</text:p>
          </table:table-cell>
          <table:table-cell office:value-type="float" office:value="263.791999999999">
            <text:p>263.792</text:p>
          </table:table-cell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office:value-type="string">
            <text:p>1928-06-12 12:00</text:p>
          </table:table-cell>
          <table:table-cell office:value-type="float" office:value="81.4470000000001">
            <text:p>81.447</text:p>
          </table:table-cell>
          <table:table-cell table:style-name="Default" office:value-type="float" office:value="202.65">
            <text:p>202.65</text:p>
          </table:table-cell>
          <table:table-cell table:style-name="ce2" office:value-type="string">
            <text:p>1931-12-17 12:00</text:p>
          </table:table-cell>
          <table:table-cell office:value-type="float" office:value="264.809999999999">
            <text:p>264.81</text:p>
          </table:table-cell>
          <table:table-cell table:style-name="Default" office:value-type="float" office:value="71.79">
            <text:p>71.7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office:value-type="string">
            <text:p>1928-06-13 12:00</text:p>
          </table:table-cell>
          <table:table-cell office:value-type="float" office:value="82.4020000000001">
            <text:p>82.402</text:p>
          </table:table-cell>
          <table:table-cell table:style-name="Default"/>
          <table:table-cell table:style-name="ce2" office:value-type="string">
            <text:p>1931-12-18 12:00</text:p>
          </table:table-cell>
          <table:table-cell office:value-type="float" office:value="265.827999999999">
            <text:p>265.828</text:p>
          </table:table-cell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office:value-type="string">
            <text:p>1928-06-14 12:00</text:p>
          </table:table-cell>
          <table:table-cell office:value-type="float" office:value="83.357">
            <text:p>83.357</text:p>
          </table:table-cell>
          <table:table-cell table:style-name="Default" office:value-type="float" office:value="210.76">
            <text:p>210.76</text:p>
          </table:table-cell>
          <table:table-cell table:style-name="ce2" office:value-type="string">
            <text:p>1931-12-19 12:00</text:p>
          </table:table-cell>
          <table:table-cell office:value-type="float" office:value="266.846">
            <text:p>266.846</text:p>
          </table:table-cell>
          <table:table-cell table:style-name="Default" office:value-type="float" office:value="79.88">
            <text:p>79.88</text:p>
          </table:table-cell>
          <table:table-cell/>
          <table:table-cell table:style-name="Default"/>
          <table:table-cell table:number-columns-repeated="1010"/>
        </table:table-row>
        <table:table-row table:style-name="ro1" table:number-rows-repeated="4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/>
          <table:table-cell/>
          <table:table-cell table:style-name="ce15"/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2-01-05 12:00</text:p>
          </table:table-cell>
          <table:table-cell office:value-type="float" office:value="284.166999999999">
            <text:p>284.167</text:p>
          </table:table-cell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2-01-14 12:00</text:p>
          </table:table-cell>
          <table:table-cell office:value-type="float" office:value="293.341">
            <text:p>293.341</text:p>
          </table:table-cell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2-02-10 12:00</text:p>
          </table:table-cell>
          <table:table-cell office:value-type="float" office:value="320.769">
            <text:p>320.769</text:p>
          </table:table-cell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2-02-19 12:00</text:p>
          </table:table-cell>
          <table:table-cell office:value-type="float" office:value="329.860000000001">
            <text:p>329.86</text:p>
          </table:table-cell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2-02-24 12:00</text:p>
          </table:table-cell>
          <table:table-cell office:value-type="float" office:value="334.894">
            <text:p>334.894</text:p>
          </table:table-cell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2-03-09 12:00</text:p>
          </table:table-cell>
          <table:table-cell office:value-type="float" office:value="348.931">
            <text:p>348.931</text:p>
          </table:table-cell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2-06-02 12:00</text:p>
          </table:table-cell>
          <table:table-cell office:value-type="float" office:value="71.9150000000009">
            <text:p>71.915</text:p>
          </table:table-cell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2-06-04 12:00</text:p>
          </table:table-cell>
          <table:table-cell office:value-type="float" office:value="73.8299999999999">
            <text:p>73.83</text:p>
          </table:table-cell>
          <table:table-cell table:style-name="ce15" office:value-type="string">
            <text:p>Small 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2-06-09 12:00</text:p>
          </table:table-cell>
          <table:table-cell office:value-type="float" office:value="78.6139999999996">
            <text:p>78.614</text:p>
          </table:table-cell>
          <table:table-cell table:style-name="ce15" office:value-type="string">
            <text:p>small 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2-06-16 12:00</text:p>
          </table:table-cell>
          <table:table-cell office:value-type="float" office:value="85.2999999999993">
            <text:p>85.3</text:p>
          </table:table-cell>
          <table:table-cell table:style-name="ce15" office:value-type="string">
            <text:p>small 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2-07-08 12:00</text:p>
          </table:table-cell>
          <table:table-cell office:value-type="float" office:value="106.281999999999">
            <text:p>106.282</text:p>
          </table:table-cell>
          <table:table-cell table:style-name="ce15" office:value-type="string">
            <text:p>L - Bear low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2-08-11 12:00</text:p>
          </table:table-cell>
          <table:table-cell office:value-type="float" office:value="138.781999999999">
            <text:p>138.782</text:p>
          </table:table-cell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2-08-13 12:00</text:p>
          </table:table-cell>
          <table:table-cell office:value-type="float" office:value="140.702000000001">
            <text:p>140.702</text:p>
          </table:table-cell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2-09-08 12:00</text:p>
          </table:table-cell>
          <table:table-cell office:value-type="float" office:value="165.813">
            <text:p>165.813</text:p>
          </table:table-cell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2-09-15 12:00</text:p>
          </table:table-cell>
          <table:table-cell office:value-type="float" office:value="172.626">
            <text:p>172.626</text:p>
          </table:table-cell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2-09-20 12:00</text:p>
          </table:table-cell>
          <table:table-cell office:value-type="float" office:value="177.508">
            <text:p>177.508</text:p>
          </table:table-cell>
          <table:table-cell table:style-name="ce15" office:value-type="string">
            <text:p>[Gap up after this date.]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2-09-22 12:00</text:p>
          </table:table-cell>
          <table:table-cell office:value-type="float" office:value="179.464">
            <text:p>179.464</text:p>
          </table:table-cell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2-10-10 12:00</text:p>
          </table:table-cell>
          <table:table-cell office:value-type="float" office:value="197.182000000001">
            <text:p>197.182</text:p>
          </table:table-cell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2-10-20 12:00</text:p>
          </table:table-cell>
          <table:table-cell office:value-type="float" office:value="207.099">
            <text:p>207.099</text:p>
          </table:table-cell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2-11-03 12:00</text:p>
          </table:table-cell>
          <table:table-cell office:value-type="float" office:value="221.083000000001">
            <text:p>221.083</text:p>
          </table:table-cell>
          <table:table-cell table:style-name="ce15" office:value-type="string">
            <text:p>L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8" table:number-columns-repeated="2"/>
          <table:table-cell table:style-name="ce15"/>
          <table:table-cell table:style-name="ce2" office:value-type="string">
            <text:p>1932-11-12 12:00</text:p>
          </table:table-cell>
          <table:table-cell office:value-type="float" office:value="230.123">
            <text:p>230.123</text:p>
          </table:table-cell>
          <table:table-cell table:style-name="ce15" office:value-type="string">
            <text:p>H</text:p>
          </table:table-cell>
          <table:table-cell table:number-columns-repeated="1012"/>
        </table:table-row>
        <table:table-row table:style-name="ro1" table:number-rows-repeated="10">
          <table:table-cell table:style-name="ce2" table:number-columns-repeated="6"/>
          <table:table-cell table:style-name="ce8" table:number-columns-repeated="2"/>
          <table:table-cell table:style-name="ce15"/>
          <table:table-cell table:style-name="ce8" table:number-columns-repeated="2"/>
          <table:table-cell table:style-name="ce15"/>
          <table:table-cell table:number-columns-repeated="1012"/>
        </table:table-row>
        <table:table-row table:style-name="ro1" table:number-rows-repeated="3">
          <table:table-cell table:style-name="ce2" table:number-columns-repeated="6"/>
          <table:table-cell table:style-name="ce10" table:number-columns-repeated="2"/>
          <table:table-cell table:style-name="ce15"/>
          <table:table-cell table:style-name="ce10" table:number-columns-repeated="2"/>
          <table:table-cell table:style-name="ce15"/>
          <table:table-cell table:number-columns-repeated="1012"/>
        </table:table-row>
        <table:table-row table:style-name="ro1" table:number-rows-repeated="4">
          <table:table-cell table:style-name="ce2" table:number-columns-repeated="6"/>
          <table:table-cell table:style-name="ce8" table:number-columns-repeated="2"/>
          <table:table-cell table:style-name="ce15"/>
          <table:table-cell table:style-name="ce8" table:number-columns-repeated="2"/>
          <table:table-cell table:style-name="ce15"/>
          <table:table-cell table:number-columns-repeated="1012"/>
        </table:table-row>
        <table:table-row table:style-name="ro1" table:number-rows-repeated="10482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/00/0000</text:date>, <text:time style:data-style-name="N2" text:time-value="0000-00-00T17:20: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4-07-21T03:20:33</meta:creation-date>
    <meta:generator>LibreOffice/3.6$Linux_X86_64 LibreOffice_project/360m1$Build-304</meta:generator>
    <dc:date>2014-08-14T05:01:45</dc:date>
    <dc:creator>Ryan </dc:creator>
    <meta:editing-duration>P3DT12H56M5S</meta:editing-duration>
    <meta:editing-cycles>75</meta:editing-cycles>
    <meta:document-statistic meta:table-count="2" meta:cell-count="1036" meta:object-count="0"/>
  </office:meta>
</office:document-meta>
</file>